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ovaCP423_1_RAD7</text:p>
          </table:table-cell>
          <table:table-cell office:value-type="string" calcext:value-type="string">
            <text:p>PovaCP423</text:p>
          </table:table-cell>
          <table:table-cell office:value-type="string" calcext:value-type="string">
            <text:p>PovaCP423_1_RAD7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:.G1])" office:value-type="float" office:value="0.00000999999999984347" calcext:value-type="float">
            <text:p>9.99999999984347E-06</text:p>
          </table:table-cell>
          <table:table-cell table:formula="of:=AVERAGE([.E1:.E4])" office:value-type="float" office:value="0.99997" calcext:value-type="float">
            <text:p>0.99997</text:p>
          </table:table-cell>
          <table:table-cell table:formula="of:=AVERAGE([.F1:.F4])" office:value-type="float" office:value="0.00001" calcext:value-type="float">
            <text:p>1E-05</text:p>
          </table:table-cell>
          <table:table-cell table:formula="of:=AVERAGE([.G1:.G4])" office:value-type="float" office:value="0.00001" calcext:value-type="float">
            <text:p>1E-05</text:p>
          </table:table-cell>
          <table:table-cell table:formula="of:=AVERAGE([.H1:.H4])" office:value-type="float" office:value="0.00000999999999984347" calcext:value-type="float">
            <text:p>9.99999999984347E-06</text:p>
          </table:table-cell>
        </table:table-row>
        <table:table-row table:style-name="ro1">
          <table:table-cell office:value-type="string" calcext:value-type="string">
            <text:p>PovaCP423_2_RAD8</text:p>
          </table:table-cell>
          <table:table-cell office:value-type="string" calcext:value-type="string">
            <text:p>PovaCP423</text:p>
          </table:table-cell>
          <table:table-cell office:value-type="string" calcext:value-type="string">
            <text:p>PovaCP423_2_RAD8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:.G2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CP423_4_RAD7</text:p>
          </table:table-cell>
          <table:table-cell office:value-type="string" calcext:value-type="string">
            <text:p>PovaCP423</text:p>
          </table:table-cell>
          <table:table-cell office:value-type="string" calcext:value-type="string">
            <text:p>PovaCP423_4_RAD7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3:.G3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CP423_5_RAD7</text:p>
          </table:table-cell>
          <table:table-cell office:value-type="string" calcext:value-type="string">
            <text:p>PovaCP423</text:p>
          </table:table-cell>
          <table:table-cell office:value-type="string" calcext:value-type="string">
            <text:p>PovaCP423_5_RAD7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4:.G4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5_1_RAD9</text:p>
          </table:table-cell>
          <table:table-cell office:value-type="string" calcext:value-type="string">
            <text:p>PspCP5</text:p>
          </table:table-cell>
          <table:table-cell office:value-type="string" calcext:value-type="string">
            <text:p>PspCP5_1_RAD9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5:.G5])" office:value-type="float" office:value="0.00000999999999984347" calcext:value-type="float">
            <text:p>9.99999999984347E-06</text:p>
          </table:table-cell>
          <table:table-cell table:formula="of:=AVERAGE([.E5:.E7])" office:value-type="float" office:value="0.99997" calcext:value-type="float">
            <text:p>0.99997</text:p>
          </table:table-cell>
          <table:table-cell table:formula="of:=AVERAGE([.F5:.F7])" office:value-type="float" office:value="0.00001" calcext:value-type="float">
            <text:p>1E-05</text:p>
          </table:table-cell>
          <table:table-cell table:formula="of:=AVERAGE([.G5:.G7])" office:value-type="float" office:value="0.00001" calcext:value-type="float">
            <text:p>1E-05</text:p>
          </table:table-cell>
          <table:table-cell table:formula="of:=AVERAGE([.H5:.H7])" office:value-type="float" office:value="0.00000999999999984347" calcext:value-type="float">
            <text:p>9.99999999984347E-06</text:p>
          </table:table-cell>
        </table:table-row>
        <table:table-row table:style-name="ro1">
          <table:table-cell office:value-type="string" calcext:value-type="string">
            <text:p>PspCP5_2_RAD6</text:p>
          </table:table-cell>
          <table:table-cell office:value-type="string" calcext:value-type="string">
            <text:p>PspCP5</text:p>
          </table:table-cell>
          <table:table-cell office:value-type="string" calcext:value-type="string">
            <text:p>PspCP5_2_RAD6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6:.G6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5_3_RAD6</text:p>
          </table:table-cell>
          <table:table-cell office:value-type="string" calcext:value-type="string">
            <text:p>PspCP5</text:p>
          </table:table-cell>
          <table:table-cell office:value-type="string" calcext:value-type="string">
            <text:p>PspCP5_3_RAD6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7:.G7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_1_RAD1</text:p>
          </table:table-cell>
          <table:table-cell office:value-type="string" calcext:value-type="string">
            <text:p>PspD1</text:p>
          </table:table-cell>
          <table:table-cell office:value-type="string" calcext:value-type="string">
            <text:p>PspD1_1_RAD1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8:.G8])" office:value-type="float" office:value="0.00000999999999984347" calcext:value-type="float">
            <text:p>9.99999999984347E-06</text:p>
          </table:table-cell>
          <table:table-cell table:formula="of:=AVERAGE([.E8:.E11])" office:value-type="float" office:value="0.99997" calcext:value-type="float">
            <text:p>0.99997</text:p>
          </table:table-cell>
          <table:table-cell table:formula="of:=AVERAGE([.F8:.F11])" office:value-type="float" office:value="0.00001" calcext:value-type="float">
            <text:p>1E-05</text:p>
          </table:table-cell>
          <table:table-cell table:formula="of:=AVERAGE([.G8:.G11])" office:value-type="float" office:value="0.00001" calcext:value-type="float">
            <text:p>1E-05</text:p>
          </table:table-cell>
          <table:table-cell table:formula="of:=AVERAGE([.H8:.H11])" office:value-type="float" office:value="0.00000999999999984347" calcext:value-type="float">
            <text:p>9.99999999984347E-06</text:p>
          </table:table-cell>
        </table:table-row>
        <table:table-row table:style-name="ro1">
          <table:table-cell office:value-type="string" calcext:value-type="string">
            <text:p>PspD1_2_RAD4_2</text:p>
          </table:table-cell>
          <table:table-cell office:value-type="string" calcext:value-type="string">
            <text:p>PspD1</text:p>
          </table:table-cell>
          <table:table-cell office:value-type="string" calcext:value-type="string">
            <text:p>PspD1_2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9:.G9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_4_RAD4_2</text:p>
          </table:table-cell>
          <table:table-cell office:value-type="string" calcext:value-type="string">
            <text:p>PspD1</text:p>
          </table:table-cell>
          <table:table-cell office:value-type="string" calcext:value-type="string">
            <text:p>PspD1_4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0:.G10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_5_RAD4_2</text:p>
          </table:table-cell>
          <table:table-cell office:value-type="string" calcext:value-type="string">
            <text:p>PspD1</text:p>
          </table:table-cell>
          <table:table-cell office:value-type="string" calcext:value-type="string">
            <text:p>PspD1_5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1:.G11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6_1_RAD4_2</text:p>
          </table:table-cell>
          <table:table-cell office:value-type="string" calcext:value-type="string">
            <text:p>PspD16</text:p>
          </table:table-cell>
          <table:table-cell office:value-type="string" calcext:value-type="string">
            <text:p>PspD16_1_RAD4_2</text:p>
          </table:table-cell>
          <table:table-cell office:value-type="string" calcext:value-type="string">
            <text:p>Apen</text:p>
          </table:table-cell>
          <table:table-cell office:value-type="float" office:value="0.736795" calcext:value-type="float">
            <text:p>0.736795</text:p>
          </table:table-cell>
          <table:table-cell office:value-type="float" office:value="0.223048" calcext:value-type="float">
            <text:p>0.223048</text:p>
          </table:table-cell>
          <table:table-cell office:value-type="float" office:value="0.00001" calcext:value-type="float">
            <text:p>1E-05</text:p>
          </table:table-cell>
          <table:table-cell table:formula="of:=1-SUM([.E12:.G12])" office:value-type="float" office:value="0.040147" calcext:value-type="float">
            <text:p>0.040147</text:p>
          </table:table-cell>
          <table:table-cell table:formula="of:=AVERAGE([.E12:.E15])" office:value-type="float" office:value="0.7957635" calcext:value-type="float">
            <text:p>0.7957635</text:p>
          </table:table-cell>
          <table:table-cell table:formula="of:=AVERAGE([.F12:.F15])" office:value-type="float" office:value="0.176863" calcext:value-type="float">
            <text:p>0.176863</text:p>
          </table:table-cell>
          <table:table-cell table:formula="of:=AVERAGE([.G12:.G15])" office:value-type="float" office:value="0.00001" calcext:value-type="float">
            <text:p>1E-05</text:p>
          </table:table-cell>
          <table:table-cell table:formula="of:=AVERAGE([.H12:.H15])" office:value-type="float" office:value="0.0273635" calcext:value-type="float">
            <text:p>0.0273635</text:p>
          </table:table-cell>
        </table:table-row>
        <table:table-row table:style-name="ro1">
          <table:table-cell office:value-type="string" calcext:value-type="string">
            <text:p>PspD16_2_RAD4_2</text:p>
          </table:table-cell>
          <table:table-cell office:value-type="string" calcext:value-type="string">
            <text:p>PspD16</text:p>
          </table:table-cell>
          <table:table-cell office:value-type="string" calcext:value-type="string">
            <text:p>PspD16_2_RAD4_2</text:p>
          </table:table-cell>
          <table:table-cell office:value-type="string" calcext:value-type="string">
            <text:p>Apen</text:p>
          </table:table-cell>
          <table:table-cell office:value-type="float" office:value="0.852272" calcext:value-type="float">
            <text:p>0.852272</text:p>
          </table:table-cell>
          <table:table-cell office:value-type="float" office:value="0.147708" calcext:value-type="float">
            <text:p>0.147708</text:p>
          </table:table-cell>
          <table:table-cell office:value-type="float" office:value="0.00001" calcext:value-type="float">
            <text:p>1E-05</text:p>
          </table:table-cell>
          <table:table-cell table:formula="of:=1-SUM([.E13:.G13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6_3_RAD4_2</text:p>
          </table:table-cell>
          <table:table-cell office:value-type="string" calcext:value-type="string">
            <text:p>PspD16</text:p>
          </table:table-cell>
          <table:table-cell office:value-type="string" calcext:value-type="string">
            <text:p>PspD16_3_RAD4_2</text:p>
          </table:table-cell>
          <table:table-cell office:value-type="string" calcext:value-type="string">
            <text:p>Apen</text:p>
          </table:table-cell>
          <table:table-cell office:value-type="float" office:value="0.809032" calcext:value-type="float">
            <text:p>0.809032</text:p>
          </table:table-cell>
          <table:table-cell office:value-type="float" office:value="0.166331" calcext:value-type="float">
            <text:p>0.166331</text:p>
          </table:table-cell>
          <table:table-cell office:value-type="float" office:value="0.00001" calcext:value-type="float">
            <text:p>1E-05</text:p>
          </table:table-cell>
          <table:table-cell table:formula="of:=1-SUM([.E14:.G14])" office:value-type="float" office:value="0.0246270000000001" calcext:value-type="float">
            <text:p>0.024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6_4_RAD4_2</text:p>
          </table:table-cell>
          <table:table-cell office:value-type="string" calcext:value-type="string">
            <text:p>PspD16</text:p>
          </table:table-cell>
          <table:table-cell office:value-type="string" calcext:value-type="string">
            <text:p>PspD16_4_RAD4_2</text:p>
          </table:table-cell>
          <table:table-cell office:value-type="string" calcext:value-type="string">
            <text:p>Apen</text:p>
          </table:table-cell>
          <table:table-cell office:value-type="float" office:value="0.784955" calcext:value-type="float">
            <text:p>0.784955</text:p>
          </table:table-cell>
          <table:table-cell office:value-type="float" office:value="0.170365" calcext:value-type="float">
            <text:p>0.170365</text:p>
          </table:table-cell>
          <table:table-cell office:value-type="float" office:value="0.00001" calcext:value-type="float">
            <text:p>1E-05</text:p>
          </table:table-cell>
          <table:table-cell table:formula="of:=1-SUM([.E15:.G15])" office:value-type="float" office:value="0.04467" calcext:value-type="float">
            <text:p>0.04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4_1_RAD4_2</text:p>
          </table:table-cell>
          <table:table-cell office:value-type="string" calcext:value-type="string">
            <text:p>PspD54</text:p>
          </table:table-cell>
          <table:table-cell office:value-type="string" calcext:value-type="string">
            <text:p>PspD54_1_RAD4_2</text:p>
          </table:table-cell>
          <table:table-cell office:value-type="string" calcext:value-type="string">
            <text:p>Apen</text:p>
          </table:table-cell>
          <table:table-cell office:value-type="float" office:value="0.971088" calcext:value-type="float">
            <text:p>0.971088</text:p>
          </table:table-cell>
          <table:table-cell office:value-type="float" office:value="0.028892" calcext:value-type="float">
            <text:p>0.028892</text:p>
          </table:table-cell>
          <table:table-cell office:value-type="float" office:value="0.00001" calcext:value-type="float">
            <text:p>1E-05</text:p>
          </table:table-cell>
          <table:table-cell table:formula="of:=1-SUM([.E16:.G16])" office:value-type="float" office:value="0.0000100000000000655" calcext:value-type="float">
            <text:p>1.00000000000655E-05</text:p>
          </table:table-cell>
          <table:table-cell table:formula="of:=AVERAGE([.E16:.E19])" office:value-type="float" office:value="0.9842915" calcext:value-type="float">
            <text:p>0.9842915</text:p>
          </table:table-cell>
          <table:table-cell table:formula="of:=AVERAGE([.F16:.F19])" office:value-type="float" office:value="0.0156885" calcext:value-type="float">
            <text:p>0.0156885</text:p>
          </table:table-cell>
          <table:table-cell table:formula="of:=AVERAGE([.G16:.G19])" office:value-type="float" office:value="0.00001" calcext:value-type="float">
            <text:p>1E-05</text:p>
          </table:table-cell>
          <table:table-cell table:formula="of:=AVERAGE([.H16:.H19])" office:value-type="float" office:value="0.0000100000000000378" calcext:value-type="float">
            <text:p>1.00000000000378E-05</text:p>
          </table:table-cell>
        </table:table-row>
        <table:table-row table:style-name="ro1">
          <table:table-cell office:value-type="string" calcext:value-type="string">
            <text:p>PspD54_2_RAD4_2</text:p>
          </table:table-cell>
          <table:table-cell office:value-type="string" calcext:value-type="string">
            <text:p>PspD54</text:p>
          </table:table-cell>
          <table:table-cell office:value-type="string" calcext:value-type="string">
            <text:p>PspD54_2_RAD4_2</text:p>
          </table:table-cell>
          <table:table-cell office:value-type="string" calcext:value-type="string">
            <text:p>Apen</text:p>
          </table:table-cell>
          <table:table-cell office:value-type="float" office:value="0.996116" calcext:value-type="float">
            <text:p>0.996116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" calcext:value-type="float">
            <text:p>1E-05</text:p>
          </table:table-cell>
          <table:table-cell table:formula="of:=1-SUM([.E17:.G17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4_3_RAD4_2</text:p>
          </table:table-cell>
          <table:table-cell office:value-type="string" calcext:value-type="string">
            <text:p>PspD54</text:p>
          </table:table-cell>
          <table:table-cell office:value-type="string" calcext:value-type="string">
            <text:p>PspD54_3_RAD4_2</text:p>
          </table:table-cell>
          <table:table-cell office:value-type="string" calcext:value-type="string">
            <text:p>Apen</text:p>
          </table:table-cell>
          <table:table-cell office:value-type="float" office:value="0.982485" calcext:value-type="float">
            <text:p>0.982485</text:p>
          </table:table-cell>
          <table:table-cell office:value-type="float" office:value="0.017495" calcext:value-type="float">
            <text:p>0.017495</text:p>
          </table:table-cell>
          <table:table-cell office:value-type="float" office:value="0.00001" calcext:value-type="float">
            <text:p>1E-05</text:p>
          </table:table-cell>
          <table:table-cell table:formula="of:=1-SUM([.E18:.G18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4_4_RAD4_2</text:p>
          </table:table-cell>
          <table:table-cell office:value-type="string" calcext:value-type="string">
            <text:p>PspD54</text:p>
          </table:table-cell>
          <table:table-cell office:value-type="string" calcext:value-type="string">
            <text:p>PspD54_4_RAD4_2</text:p>
          </table:table-cell>
          <table:table-cell office:value-type="string" calcext:value-type="string">
            <text:p>Apen</text:p>
          </table:table-cell>
          <table:table-cell office:value-type="float" office:value="0.987477" calcext:value-type="float">
            <text:p>0.987477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0.00001" calcext:value-type="float">
            <text:p>1E-05</text:p>
          </table:table-cell>
          <table:table-cell table:formula="of:=1-SUM([.E19:.G19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6_1_RAD2</text:p>
          </table:table-cell>
          <table:table-cell office:value-type="string" calcext:value-type="string">
            <text:p>PspD56</text:p>
          </table:table-cell>
          <table:table-cell office:value-type="string" calcext:value-type="string">
            <text:p>PspD56_1_RAD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0:.G20])" office:value-type="float" office:value="0.00000999999999984347" calcext:value-type="float">
            <text:p>9.99999999984347E-06</text:p>
          </table:table-cell>
          <table:table-cell table:formula="of:=AVERAGE([.E20:.E23])" office:value-type="float" office:value="0.99997" calcext:value-type="float">
            <text:p>0.99997</text:p>
          </table:table-cell>
          <table:table-cell table:formula="of:=AVERAGE([.F20:.F23])" office:value-type="float" office:value="0.00001" calcext:value-type="float">
            <text:p>1E-05</text:p>
          </table:table-cell>
          <table:table-cell table:formula="of:=AVERAGE([.G20:.G23])" office:value-type="float" office:value="0.00001" calcext:value-type="float">
            <text:p>1E-05</text:p>
          </table:table-cell>
          <table:table-cell table:formula="of:=AVERAGE([.H20:.H23])" office:value-type="float" office:value="0.00000999999999984347" calcext:value-type="float">
            <text:p>9.99999999984347E-06</text:p>
          </table:table-cell>
        </table:table-row>
        <table:table-row table:style-name="ro1">
          <table:table-cell office:value-type="string" calcext:value-type="string">
            <text:p>PspD56_2_RAD4_2</text:p>
          </table:table-cell>
          <table:table-cell office:value-type="string" calcext:value-type="string">
            <text:p>PspD56</text:p>
          </table:table-cell>
          <table:table-cell office:value-type="string" calcext:value-type="string">
            <text:p>PspD56_2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1:.G21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6_3_RAD4_2</text:p>
          </table:table-cell>
          <table:table-cell office:value-type="string" calcext:value-type="string">
            <text:p>PspD56</text:p>
          </table:table-cell>
          <table:table-cell office:value-type="string" calcext:value-type="string">
            <text:p>PspD56_3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2:.G22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6_4_RAD4_2</text:p>
          </table:table-cell>
          <table:table-cell office:value-type="string" calcext:value-type="string">
            <text:p>PspD56</text:p>
          </table:table-cell>
          <table:table-cell office:value-type="string" calcext:value-type="string">
            <text:p>PspD56_4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3:.G23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8_1_RAD1</text:p>
          </table:table-cell>
          <table:table-cell office:value-type="string" calcext:value-type="string">
            <text:p>PspGMS158</text:p>
          </table:table-cell>
          <table:table-cell office:value-type="string" calcext:value-type="string">
            <text:p>PspGMS158_1_RAD1</text:p>
          </table:table-cell>
          <table:table-cell office:value-type="string" calcext:value-type="string">
            <text:p>Apen</text:p>
          </table:table-cell>
          <table:table-cell office:value-type="float" office:value="0.806934" calcext:value-type="float">
            <text:p>0.806934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058555" calcext:value-type="float">
            <text:p>0.058555</text:p>
          </table:table-cell>
          <table:table-cell table:formula="of:=1-SUM([.E24:.G24])" office:value-type="float" office:value="0.0000110000000000943" calcext:value-type="float">
            <text:p>1.10000000000943E-05</text:p>
          </table:table-cell>
          <table:table-cell table:formula="of:=AVERAGE([.E24:.E27])" office:value-type="float" office:value="0.851277" calcext:value-type="float">
            <text:p>0.851277</text:p>
          </table:table-cell>
          <table:table-cell table:formula="of:=AVERAGE([.F24:.F27])" office:value-type="float" office:value="0.10866125" calcext:value-type="float">
            <text:p>0.10866125</text:p>
          </table:table-cell>
          <table:table-cell table:formula="of:=AVERAGE([.G24:.G27])" office:value-type="float" office:value="0.04005125" calcext:value-type="float">
            <text:p>0.04005125</text:p>
          </table:table-cell>
          <table:table-cell table:formula="of:=AVERAGE([.H24:.H27])" office:value-type="float" office:value="0.0000105000000000244" calcext:value-type="float">
            <text:p>1.05000000000244E-05</text:p>
          </table:table-cell>
        </table:table-row>
        <table:table-row table:style-name="ro1">
          <table:table-cell office:value-type="string" calcext:value-type="string">
            <text:p>PspGMS158_2_RAD9</text:p>
          </table:table-cell>
          <table:table-cell office:value-type="string" calcext:value-type="string">
            <text:p>PspGMS158</text:p>
          </table:table-cell>
          <table:table-cell office:value-type="string" calcext:value-type="string">
            <text:p>PspGMS158_2_RAD9</text:p>
          </table:table-cell>
          <table:table-cell office:value-type="string" calcext:value-type="string">
            <text:p>Apen</text:p>
          </table:table-cell>
          <table:table-cell office:value-type="float" office:value="0.823579" calcext:value-type="float">
            <text:p>0.823579</text:p>
          </table:table-cell>
          <table:table-cell office:value-type="float" office:value="0.07478" calcext:value-type="float">
            <text:p>0.07478</text:p>
          </table:table-cell>
          <table:table-cell office:value-type="float" office:value="0.10163" calcext:value-type="float">
            <text:p>0.10163</text:p>
          </table:table-cell>
          <table:table-cell table:formula="of:=1-SUM([.E25:.G25])" office:value-type="float" office:value="0.0000109999999999832" calcext:value-type="float">
            <text:p>1.0999999999983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8_3_RAD3_2</text:p>
          </table:table-cell>
          <table:table-cell office:value-type="string" calcext:value-type="string">
            <text:p>PspGMS158</text:p>
          </table:table-cell>
          <table:table-cell office:value-type="string" calcext:value-type="string">
            <text:p>PspGMS158_3_RAD3_2</text:p>
          </table:table-cell>
          <table:table-cell office:value-type="string" calcext:value-type="string">
            <text:p>Apen</text:p>
          </table:table-cell>
          <table:table-cell office:value-type="float" office:value="0.851912" calcext:value-type="float">
            <text:p>0.851912</text:p>
          </table:table-cell>
          <table:table-cell office:value-type="float" office:value="0.148068" calcext:value-type="float">
            <text:p>0.148068</text:p>
          </table:table-cell>
          <table:table-cell office:value-type="float" office:value="0.00001" calcext:value-type="float">
            <text:p>1E-05</text:p>
          </table:table-cell>
          <table:table-cell table:formula="of:=1-SUM([.E26:.G26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8_4_RAD3_2</text:p>
          </table:table-cell>
          <table:table-cell office:value-type="string" calcext:value-type="string">
            <text:p>PspGMS158</text:p>
          </table:table-cell>
          <table:table-cell office:value-type="string" calcext:value-type="string">
            <text:p>PspGMS158_4_RAD3_2</text:p>
          </table:table-cell>
          <table:table-cell office:value-type="string" calcext:value-type="string">
            <text:p>Apen</text:p>
          </table:table-cell>
          <table:table-cell office:value-type="float" office:value="0.922683" calcext:value-type="float">
            <text:p>0.922683</text:p>
          </table:table-cell>
          <table:table-cell office:value-type="float" office:value="0.077297" calcext:value-type="float">
            <text:p>0.077297</text:p>
          </table:table-cell>
          <table:table-cell office:value-type="float" office:value="0.00001" calcext:value-type="float">
            <text:p>1E-05</text:p>
          </table:table-cell>
          <table:table-cell table:formula="of:=1-SUM([.E27:.G27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9_1_RAD1</text:p>
          </table:table-cell>
          <table:table-cell office:value-type="string" calcext:value-type="string">
            <text:p>PspGMS159</text:p>
          </table:table-cell>
          <table:table-cell office:value-type="string" calcext:value-type="string">
            <text:p>PspGMS159_1_RAD1</text:p>
          </table:table-cell>
          <table:table-cell office:value-type="string" calcext:value-type="string">
            <text:p>Apen</text:p>
          </table:table-cell>
          <table:table-cell office:value-type="float" office:value="0.819965" calcext:value-type="float">
            <text:p>0.819965</text:p>
          </table:table-cell>
          <table:table-cell office:value-type="float" office:value="0.180015" calcext:value-type="float">
            <text:p>0.180015</text:p>
          </table:table-cell>
          <table:table-cell office:value-type="float" office:value="0.00001" calcext:value-type="float">
            <text:p>1E-05</text:p>
          </table:table-cell>
          <table:table-cell table:formula="of:=1-SUM([.E28:.G28])" office:value-type="float" office:value="0.0000100000000000655" calcext:value-type="float">
            <text:p>1.00000000000655E-05</text:p>
          </table:table-cell>
          <table:table-cell table:formula="of:=AVERAGE([.E28:.E31])" office:value-type="float" office:value="0.82050025" calcext:value-type="float">
            <text:p>0.82050025</text:p>
          </table:table-cell>
          <table:table-cell table:formula="of:=AVERAGE([.F28:.F31])" office:value-type="float" office:value="0.17947975" calcext:value-type="float">
            <text:p>0.17947975</text:p>
          </table:table-cell>
          <table:table-cell table:formula="of:=AVERAGE([.G28:.G31])" office:value-type="float" office:value="0.00001" calcext:value-type="float">
            <text:p>1E-05</text:p>
          </table:table-cell>
          <table:table-cell table:formula="of:=AVERAGE([.H28:.H31])" office:value-type="float" office:value="0.0000100000000000655" calcext:value-type="float">
            <text:p>1.00000000000655E-05</text:p>
          </table:table-cell>
        </table:table-row>
        <table:table-row table:style-name="ro1">
          <table:table-cell office:value-type="string" calcext:value-type="string">
            <text:p>PspGMS159_2_RAD8</text:p>
          </table:table-cell>
          <table:table-cell office:value-type="string" calcext:value-type="string">
            <text:p>PspGMS159</text:p>
          </table:table-cell>
          <table:table-cell office:value-type="string" calcext:value-type="string">
            <text:p>PspGMS159_2_RAD8</text:p>
          </table:table-cell>
          <table:table-cell office:value-type="string" calcext:value-type="string">
            <text:p>Apen</text:p>
          </table:table-cell>
          <table:table-cell office:value-type="float" office:value="0.802683" calcext:value-type="float">
            <text:p>0.802683</text:p>
          </table:table-cell>
          <table:table-cell office:value-type="float" office:value="0.197297" calcext:value-type="float">
            <text:p>0.197297</text:p>
          </table:table-cell>
          <table:table-cell office:value-type="float" office:value="0.00001" calcext:value-type="float">
            <text:p>1E-05</text:p>
          </table:table-cell>
          <table:table-cell table:formula="of:=1-SUM([.E29:.G29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9_3_RAD8</text:p>
          </table:table-cell>
          <table:table-cell office:value-type="string" calcext:value-type="string">
            <text:p>PspGMS159</text:p>
          </table:table-cell>
          <table:table-cell office:value-type="string" calcext:value-type="string">
            <text:p>PspGMS159_3_RAD8</text:p>
          </table:table-cell>
          <table:table-cell office:value-type="string" calcext:value-type="string">
            <text:p>Apen</text:p>
          </table:table-cell>
          <table:table-cell office:value-type="float" office:value="0.822721" calcext:value-type="float">
            <text:p>0.822721</text:p>
          </table:table-cell>
          <table:table-cell office:value-type="float" office:value="0.177259" calcext:value-type="float">
            <text:p>0.177259</text:p>
          </table:table-cell>
          <table:table-cell office:value-type="float" office:value="0.00001" calcext:value-type="float">
            <text:p>1E-05</text:p>
          </table:table-cell>
          <table:table-cell table:formula="of:=1-SUM([.E30:.G30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9_5_RAD9</text:p>
          </table:table-cell>
          <table:table-cell office:value-type="string" calcext:value-type="string">
            <text:p>PspGMS159</text:p>
          </table:table-cell>
          <table:table-cell office:value-type="string" calcext:value-type="string">
            <text:p>PspGMS159_5_RAD9</text:p>
          </table:table-cell>
          <table:table-cell office:value-type="string" calcext:value-type="string">
            <text:p>Apen</text:p>
          </table:table-cell>
          <table:table-cell office:value-type="float" office:value="0.836632" calcext:value-type="float">
            <text:p>0.836632</text:p>
          </table:table-cell>
          <table:table-cell office:value-type="float" office:value="0.163348" calcext:value-type="float">
            <text:p>0.163348</text:p>
          </table:table-cell>
          <table:table-cell office:value-type="float" office:value="0.00001" calcext:value-type="float">
            <text:p>1E-05</text:p>
          </table:table-cell>
          <table:table-cell table:formula="of:=1-SUM([.E31:.G31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13_1_RAD1</text:p>
          </table:table-cell>
          <table:table-cell office:value-type="string" calcext:value-type="string">
            <text:p>PspGMS213</text:p>
          </table:table-cell>
          <table:table-cell office:value-type="string" calcext:value-type="string">
            <text:p>PspGMS213_1_RAD1</text:p>
          </table:table-cell>
          <table:table-cell office:value-type="string" calcext:value-type="string">
            <text:p>Apen</text:p>
          </table:table-cell>
          <table:table-cell office:value-type="float" office:value="0.857032" calcext:value-type="float">
            <text:p>0.8570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42948" calcext:value-type="float">
            <text:p>0.142948</text:p>
          </table:table-cell>
          <table:table-cell table:formula="of:=1-SUM([.E32:.G32])" office:value-type="float" office:value="0.00000999999999995449" calcext:value-type="float">
            <text:p>9.99999999995449E-06</text:p>
          </table:table-cell>
          <table:table-cell table:formula="of:=AVERAGE([.E32:.E35])" office:value-type="float" office:value="0.947369" calcext:value-type="float">
            <text:p>0.947369</text:p>
          </table:table-cell>
          <table:table-cell table:formula="of:=AVERAGE([.F32:.F35])" office:value-type="float" office:value="0.00001" calcext:value-type="float">
            <text:p>1E-05</text:p>
          </table:table-cell>
          <table:table-cell table:formula="of:=AVERAGE([.G32:.G35])" office:value-type="float" office:value="0.052611" calcext:value-type="float">
            <text:p>0.052611</text:p>
          </table:table-cell>
          <table:table-cell table:formula="of:=AVERAGE([.H32:.H35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GMS213_2_RAD4_2</text:p>
          </table:table-cell>
          <table:table-cell office:value-type="string" calcext:value-type="string">
            <text:p>PspGMS213</text:p>
          </table:table-cell>
          <table:table-cell office:value-type="string" calcext:value-type="string">
            <text:p>PspGMS213_2_RAD4_2</text:p>
          </table:table-cell>
          <table:table-cell office:value-type="string" calcext:value-type="string">
            <text:p>Apen</text:p>
          </table:table-cell>
          <table:table-cell office:value-type="float" office:value="0.956444" calcext:value-type="float">
            <text:p>0.95644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43536" calcext:value-type="float">
            <text:p>0.043536</text:p>
          </table:table-cell>
          <table:table-cell table:formula="of:=1-SUM([.E33:.G33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13_4_RAD4_2</text:p>
          </table:table-cell>
          <table:table-cell office:value-type="string" calcext:value-type="string">
            <text:p>PspGMS213</text:p>
          </table:table-cell>
          <table:table-cell office:value-type="string" calcext:value-type="string">
            <text:p>PspGMS213_4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34:.G34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13_5_RAD4_2</text:p>
          </table:table-cell>
          <table:table-cell office:value-type="string" calcext:value-type="string">
            <text:p>PspGMS213</text:p>
          </table:table-cell>
          <table:table-cell office:value-type="string" calcext:value-type="string">
            <text:p>PspGMS213_5_RAD4_2</text:p>
          </table:table-cell>
          <table:table-cell office:value-type="string" calcext:value-type="string">
            <text:p>Apen</text:p>
          </table:table-cell>
          <table:table-cell office:value-type="float" office:value="0.97603" calcext:value-type="float">
            <text:p>0.976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395" calcext:value-type="float">
            <text:p>0.02395</text:p>
          </table:table-cell>
          <table:table-cell table:formula="of:=1-SUM([.E35:.G35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1_1_RAD1</text:p>
          </table:table-cell>
          <table:table-cell office:value-type="string" calcext:value-type="string">
            <text:p>PspGMS241</text:p>
          </table:table-cell>
          <table:table-cell office:value-type="string" calcext:value-type="string">
            <text:p>PspGMS241_1_RAD1</text:p>
          </table:table-cell>
          <table:table-cell office:value-type="string" calcext:value-type="string">
            <text:p>Apen</text:p>
          </table:table-cell>
          <table:table-cell office:value-type="float" office:value="0.538964" calcext:value-type="float">
            <text:p>0.538964</text:p>
          </table:table-cell>
          <table:table-cell office:value-type="float" office:value="0.254698" calcext:value-type="float">
            <text:p>0.254698</text:p>
          </table:table-cell>
          <table:table-cell office:value-type="float" office:value="0.00001" calcext:value-type="float">
            <text:p>1E-05</text:p>
          </table:table-cell>
          <table:table-cell table:formula="of:=1-SUM([.E36:.G36])" office:value-type="float" office:value="0.206328" calcext:value-type="float">
            <text:p>0.206328</text:p>
          </table:table-cell>
          <table:table-cell table:formula="of:=AVERAGE([.E36:.E39])" office:value-type="float" office:value="0.538948" calcext:value-type="float">
            <text:p>0.538948</text:p>
          </table:table-cell>
          <table:table-cell table:formula="of:=AVERAGE([.F36:.F39])" office:value-type="float" office:value="0.27155825" calcext:value-type="float">
            <text:p>0.27155825</text:p>
          </table:table-cell>
          <table:table-cell table:formula="of:=AVERAGE([.G36:.G39])" office:value-type="float" office:value="0.00001" calcext:value-type="float">
            <text:p>1E-05</text:p>
          </table:table-cell>
          <table:table-cell table:formula="of:=AVERAGE([.H36:.H39])" office:value-type="float" office:value="0.18948375" calcext:value-type="float">
            <text:p>0.18948375</text:p>
          </table:table-cell>
        </table:table-row>
        <table:table-row table:style-name="ro1">
          <table:table-cell office:value-type="string" calcext:value-type="string">
            <text:p>PspGMS241_3_RAD4_2</text:p>
          </table:table-cell>
          <table:table-cell office:value-type="string" calcext:value-type="string">
            <text:p>PspGMS241</text:p>
          </table:table-cell>
          <table:table-cell office:value-type="string" calcext:value-type="string">
            <text:p>PspGMS241_3_RAD4_2</text:p>
          </table:table-cell>
          <table:table-cell office:value-type="string" calcext:value-type="string">
            <text:p>Apen</text:p>
          </table:table-cell>
          <table:table-cell office:value-type="float" office:value="0.519385" calcext:value-type="float">
            <text:p>0.519385</text:p>
          </table:table-cell>
          <table:table-cell office:value-type="float" office:value="0.29338" calcext:value-type="float">
            <text:p>0.29338</text:p>
          </table:table-cell>
          <table:table-cell office:value-type="float" office:value="0.00001" calcext:value-type="float">
            <text:p>1E-05</text:p>
          </table:table-cell>
          <table:table-cell table:formula="of:=1-SUM([.E37:.G37])" office:value-type="float" office:value="0.187225" calcext:value-type="float">
            <text:p>0.187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1_4_RAD4_2</text:p>
          </table:table-cell>
          <table:table-cell office:value-type="string" calcext:value-type="string">
            <text:p>PspGMS241</text:p>
          </table:table-cell>
          <table:table-cell office:value-type="string" calcext:value-type="string">
            <text:p>PspGMS241_4_RAD4_2</text:p>
          </table:table-cell>
          <table:table-cell office:value-type="string" calcext:value-type="string">
            <text:p>Apen</text:p>
          </table:table-cell>
          <table:table-cell office:value-type="float" office:value="0.528955" calcext:value-type="float">
            <text:p>0.528955</text:p>
          </table:table-cell>
          <table:table-cell office:value-type="float" office:value="0.267962" calcext:value-type="float">
            <text:p>0.267962</text:p>
          </table:table-cell>
          <table:table-cell office:value-type="float" office:value="0.00001" calcext:value-type="float">
            <text:p>1E-05</text:p>
          </table:table-cell>
          <table:table-cell table:formula="of:=1-SUM([.E38:.G38])" office:value-type="float" office:value="0.203073" calcext:value-type="float">
            <text:p>0.203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1_5_RAD4_2</text:p>
          </table:table-cell>
          <table:table-cell office:value-type="string" calcext:value-type="string">
            <text:p>PspGMS241</text:p>
          </table:table-cell>
          <table:table-cell office:value-type="string" calcext:value-type="string">
            <text:p>PspGMS241_5_RAD4_2</text:p>
          </table:table-cell>
          <table:table-cell office:value-type="string" calcext:value-type="string">
            <text:p>Apen</text:p>
          </table:table-cell>
          <table:table-cell office:value-type="float" office:value="0.568488" calcext:value-type="float">
            <text:p>0.568488</text:p>
          </table:table-cell>
          <table:table-cell office:value-type="float" office:value="0.270193" calcext:value-type="float">
            <text:p>0.270193</text:p>
          </table:table-cell>
          <table:table-cell office:value-type="float" office:value="0.00001" calcext:value-type="float">
            <text:p>1E-05</text:p>
          </table:table-cell>
          <table:table-cell table:formula="of:=1-SUM([.E39:.G39])" office:value-type="float" office:value="0.161309" calcext:value-type="float">
            <text:p>0.161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4_1_RAD5</text:p>
          </table:table-cell>
          <table:table-cell office:value-type="string" calcext:value-type="string">
            <text:p>PspD14</text:p>
          </table:table-cell>
          <table:table-cell office:value-type="string" calcext:value-type="string">
            <text:p>PspD14_1_RAD5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897157" calcext:value-type="float">
            <text:p>0.897157</text:p>
          </table:table-cell>
          <table:table-cell office:value-type="float" office:value="0.102823" calcext:value-type="float">
            <text:p>0.102823</text:p>
          </table:table-cell>
          <table:table-cell table:formula="of:=1-SUM([.E40:.G40])" office:value-type="float" office:value="0.0000100000000000655" calcext:value-type="float">
            <text:p>1.00000000000655E-05</text:p>
          </table:table-cell>
          <table:table-cell table:formula="of:=AVERAGE([.E40:.E43])" office:value-type="float" office:value="0.00084125" calcext:value-type="float">
            <text:p>0.00084125</text:p>
          </table:table-cell>
          <table:table-cell table:formula="of:=AVERAGE([.F40:.F43])" office:value-type="float" office:value="0.95538975" calcext:value-type="float">
            <text:p>0.95538975</text:p>
          </table:table-cell>
          <table:table-cell table:formula="of:=AVERAGE([.G40:.G43])" office:value-type="float" office:value="0.043759" calcext:value-type="float">
            <text:p>0.043759</text:p>
          </table:table-cell>
          <table:table-cell table:formula="of:=AVERAGE([.H40:.H43])" office:value-type="float" office:value="0.00001000000000001" calcext:value-type="float">
            <text:p>1.000000000001E-05</text:p>
          </table:table-cell>
        </table:table-row>
        <table:table-row table:style-name="ro1">
          <table:table-cell office:value-type="string" calcext:value-type="string">
            <text:p>PspD14_2_RAD5</text:p>
          </table:table-cell>
          <table:table-cell office:value-type="string" calcext:value-type="string">
            <text:p>PspD14</text:p>
          </table:table-cell>
          <table:table-cell office:value-type="string" calcext:value-type="string">
            <text:p>PspD14_2_RAD5</text:p>
          </table:table-cell>
          <table:table-cell office:value-type="string" calcext:value-type="string">
            <text:p>Carp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924462" calcext:value-type="float">
            <text:p>0.924462</text:p>
          </table:table-cell>
          <table:table-cell office:value-type="float" office:value="0.072193" calcext:value-type="float">
            <text:p>0.072193</text:p>
          </table:table-cell>
          <table:table-cell table:formula="of:=1-SUM([.E41:.G41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4_4_RAD8</text:p>
          </table:table-cell>
          <table:table-cell office:value-type="string" calcext:value-type="string">
            <text:p>PspD14</text:p>
          </table:table-cell>
          <table:table-cell office:value-type="string" calcext:value-type="string">
            <text:p>PspD14_4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2:.G42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4_5_RAD9</text:p>
          </table:table-cell>
          <table:table-cell office:value-type="string" calcext:value-type="string">
            <text:p>PspD14</text:p>
          </table:table-cell>
          <table:table-cell office:value-type="string" calcext:value-type="string">
            <text:p>PspD14_5_RAD9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3:.G43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37_1_RAD9</text:p>
          </table:table-cell>
          <table:table-cell office:value-type="string" calcext:value-type="string">
            <text:p>PspD37</text:p>
          </table:table-cell>
          <table:table-cell office:value-type="string" calcext:value-type="string">
            <text:p>PspD37_1_RAD9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4:.G44])" office:value-type="float" office:value="0.00000999999999995449" calcext:value-type="float">
            <text:p>9.99999999995449E-06</text:p>
          </table:table-cell>
          <table:table-cell table:formula="of:=AVERAGE([.E44:.E47])" office:value-type="float" office:value="0.00001" calcext:value-type="float">
            <text:p>1E-05</text:p>
          </table:table-cell>
          <table:table-cell table:formula="of:=AVERAGE([.F44:.F47])" office:value-type="float" office:value="0.99997" calcext:value-type="float">
            <text:p>0.99997</text:p>
          </table:table-cell>
          <table:table-cell table:formula="of:=AVERAGE([.G44:.G47])" office:value-type="float" office:value="0.00001" calcext:value-type="float">
            <text:p>1E-05</text:p>
          </table:table-cell>
          <table:table-cell table:formula="of:=AVERAGE([.H44:.H47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D37_2_RAD2</text:p>
          </table:table-cell>
          <table:table-cell office:value-type="string" calcext:value-type="string">
            <text:p>PspD37</text:p>
          </table:table-cell>
          <table:table-cell office:value-type="string" calcext:value-type="string">
            <text:p>PspD37_2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5:.G45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37_3_RAD5</text:p>
          </table:table-cell>
          <table:table-cell office:value-type="string" calcext:value-type="string">
            <text:p>PspD37</text:p>
          </table:table-cell>
          <table:table-cell office:value-type="string" calcext:value-type="string">
            <text:p>PspD37_3_RAD5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6:.G46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37_4_RAD9</text:p>
          </table:table-cell>
          <table:table-cell office:value-type="string" calcext:value-type="string">
            <text:p>PspD37</text:p>
          </table:table-cell>
          <table:table-cell office:value-type="string" calcext:value-type="string">
            <text:p>PspD37_4_RAD9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7:.G47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74_1_RAD6</text:p>
          </table:table-cell>
          <table:table-cell office:value-type="string" calcext:value-type="string">
            <text:p>PspD74</text:p>
          </table:table-cell>
          <table:table-cell office:value-type="string" calcext:value-type="string">
            <text:p>PspD74_1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642307" calcext:value-type="float">
            <text:p>0.642307</text:p>
          </table:table-cell>
          <table:table-cell office:value-type="float" office:value="0.080945" calcext:value-type="float">
            <text:p>0.080945</text:p>
          </table:table-cell>
          <table:table-cell table:formula="of:=1-SUM([.E48:.G48])" office:value-type="float" office:value="0.276738" calcext:value-type="float">
            <text:p>0.276738</text:p>
          </table:table-cell>
          <table:table-cell table:formula="of:=AVERAGE([.E48:.E51])" office:value-type="float" office:value="0.00001" calcext:value-type="float">
            <text:p>1E-05</text:p>
          </table:table-cell>
          <table:table-cell table:formula="of:=AVERAGE([.F48:.F51])" office:value-type="float" office:value="0.720514" calcext:value-type="float">
            <text:p>0.720514</text:p>
          </table:table-cell>
          <table:table-cell table:formula="of:=AVERAGE([.G48:.G51])" office:value-type="float" office:value="0.02024375" calcext:value-type="float">
            <text:p>0.02024375</text:p>
          </table:table-cell>
          <table:table-cell table:formula="of:=AVERAGE([.H48:.H51])" office:value-type="float" office:value="0.25923225" calcext:value-type="float">
            <text:p>0.25923225</text:p>
          </table:table-cell>
        </table:table-row>
        <table:table-row table:style-name="ro1">
          <table:table-cell office:value-type="string" calcext:value-type="string">
            <text:p>PspD74_2_RAD6</text:p>
          </table:table-cell>
          <table:table-cell office:value-type="string" calcext:value-type="string">
            <text:p>PspD74</text:p>
          </table:table-cell>
          <table:table-cell office:value-type="string" calcext:value-type="string">
            <text:p>PspD74_2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714948" calcext:value-type="float">
            <text:p>0.714948</text:p>
          </table:table-cell>
          <table:table-cell office:value-type="float" office:value="0.00001" calcext:value-type="float">
            <text:p>1E-05</text:p>
          </table:table-cell>
          <table:table-cell table:formula="of:=1-SUM([.E49:.G49])" office:value-type="float" office:value="0.285032" calcext:value-type="float">
            <text:p>0.285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74_3_RAD6</text:p>
          </table:table-cell>
          <table:table-cell office:value-type="string" calcext:value-type="string">
            <text:p>PspD74</text:p>
          </table:table-cell>
          <table:table-cell office:value-type="string" calcext:value-type="string">
            <text:p>PspD74_3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00001" calcext:value-type="float">
            <text:p>1E-05</text:p>
          </table:table-cell>
          <table:table-cell table:formula="of:=1-SUM([.E50:.G50])" office:value-type="float" office:value="0.25288" calcext:value-type="float">
            <text:p>0.25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74_4_RAD8</text:p>
          </table:table-cell>
          <table:table-cell office:value-type="string" calcext:value-type="string">
            <text:p>PspD74</text:p>
          </table:table-cell>
          <table:table-cell office:value-type="string" calcext:value-type="string">
            <text:p>PspD74_4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777701" calcext:value-type="float">
            <text:p>0.777701</text:p>
          </table:table-cell>
          <table:table-cell office:value-type="float" office:value="0.00001" calcext:value-type="float">
            <text:p>1E-05</text:p>
          </table:table-cell>
          <table:table-cell table:formula="of:=1-SUM([.E51:.G51])" office:value-type="float" office:value="0.222279" calcext:value-type="float">
            <text:p>0.222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4_1_RAD1</text:p>
          </table:table-cell>
          <table:table-cell office:value-type="string" calcext:value-type="string">
            <text:p>PspGMS244</text:p>
          </table:table-cell>
          <table:table-cell office:value-type="string" calcext:value-type="string">
            <text:p>PspGMS244_1_RAD1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34654" calcext:value-type="float">
            <text:p>0.934654</text:p>
          </table:table-cell>
          <table:table-cell office:value-type="float" office:value="0.00001" calcext:value-type="float">
            <text:p>1E-05</text:p>
          </table:table-cell>
          <table:table-cell table:formula="of:=1-SUM([.E52:.G52])" office:value-type="float" office:value="0.0653260000000001" calcext:value-type="float">
            <text:p>0.065326</text:p>
          </table:table-cell>
          <table:table-cell table:formula="of:=AVERAGE([.E52:.E55])" office:value-type="float" office:value="0.00001" calcext:value-type="float">
            <text:p>1E-05</text:p>
          </table:table-cell>
          <table:table-cell table:formula="of:=AVERAGE([.F52:.F55])" office:value-type="float" office:value="0.88215" calcext:value-type="float">
            <text:p>0.88215</text:p>
          </table:table-cell>
          <table:table-cell table:formula="of:=AVERAGE([.G52:.G55])" office:value-type="float" office:value="0.01806625" calcext:value-type="float">
            <text:p>0.01806625</text:p>
          </table:table-cell>
          <table:table-cell table:formula="of:=AVERAGE([.H52:.H55])" office:value-type="float" office:value="0.0997737500000001" calcext:value-type="float">
            <text:p>0.09977375</text:p>
          </table:table-cell>
        </table:table-row>
        <table:table-row table:style-name="ro1">
          <table:table-cell office:value-type="string" calcext:value-type="string">
            <text:p>PspGMS244_3_RAD8</text:p>
          </table:table-cell>
          <table:table-cell office:value-type="string" calcext:value-type="string">
            <text:p>PspGMS244</text:p>
          </table:table-cell>
          <table:table-cell office:value-type="string" calcext:value-type="string">
            <text:p>PspGMS244_3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00001" calcext:value-type="float">
            <text:p>1E-05</text:p>
          </table:table-cell>
          <table:table-cell table:formula="of:=1-SUM([.E53:.G53])" office:value-type="float" office:value="0.137712" calcext:value-type="float">
            <text:p>0.137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4_4_RAD6</text:p>
          </table:table-cell>
          <table:table-cell office:value-type="string" calcext:value-type="string">
            <text:p>PspGMS244</text:p>
          </table:table-cell>
          <table:table-cell office:value-type="string" calcext:value-type="string">
            <text:p>PspGMS244_4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813821" calcext:value-type="float">
            <text:p>0.813821</text:p>
          </table:table-cell>
          <table:table-cell office:value-type="float" office:value="0.072235" calcext:value-type="float">
            <text:p>0.072235</text:p>
          </table:table-cell>
          <table:table-cell table:formula="of:=1-SUM([.E54:.G54])" office:value-type="float" office:value="0.113934" calcext:value-type="float">
            <text:p>0.113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4_5_RAD6</text:p>
          </table:table-cell>
          <table:table-cell office:value-type="string" calcext:value-type="string">
            <text:p>PspGMS244</text:p>
          </table:table-cell>
          <table:table-cell office:value-type="string" calcext:value-type="string">
            <text:p>PspGMS244_5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17857" calcext:value-type="float">
            <text:p>0.917857</text:p>
          </table:table-cell>
          <table:table-cell office:value-type="float" office:value="0.00001" calcext:value-type="float">
            <text:p>1E-05</text:p>
          </table:table-cell>
          <table:table-cell table:formula="of:=1-SUM([.E55:.G55])" office:value-type="float" office:value="0.0821230000000002" calcext:value-type="float">
            <text:p>0.082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2_1_RAD8</text:p>
          </table:table-cell>
          <table:table-cell office:value-type="string" calcext:value-type="string">
            <text:p>PspPS2</text:p>
          </table:table-cell>
          <table:table-cell office:value-type="string" calcext:value-type="string">
            <text:p>PspPS2_1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56:.G56])" office:value-type="float" office:value="0.00000999999999995449" calcext:value-type="float">
            <text:p>9.99999999995449E-06</text:p>
          </table:table-cell>
          <table:table-cell table:formula="of:=AVERAGE([.E56:.E59])" office:value-type="float" office:value="0.00001" calcext:value-type="float">
            <text:p>1E-05</text:p>
          </table:table-cell>
          <table:table-cell table:formula="of:=AVERAGE([.F56:.F59])" office:value-type="float" office:value="0.99997" calcext:value-type="float">
            <text:p>0.99997</text:p>
          </table:table-cell>
          <table:table-cell table:formula="of:=AVERAGE([.G56:.G59])" office:value-type="float" office:value="0.00001" calcext:value-type="float">
            <text:p>1E-05</text:p>
          </table:table-cell>
          <table:table-cell table:formula="of:=AVERAGE([.H56:.H59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PS2_2_RAD8</text:p>
          </table:table-cell>
          <table:table-cell office:value-type="string" calcext:value-type="string">
            <text:p>PspPS2</text:p>
          </table:table-cell>
          <table:table-cell office:value-type="string" calcext:value-type="string">
            <text:p>PspPS2_2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57:.G57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2_3_RAD5</text:p>
          </table:table-cell>
          <table:table-cell office:value-type="string" calcext:value-type="string">
            <text:p>PspPS2</text:p>
          </table:table-cell>
          <table:table-cell office:value-type="string" calcext:value-type="string">
            <text:p>PspPS2_3_RAD5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58:.G58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2_5_RAD5</text:p>
          </table:table-cell>
          <table:table-cell office:value-type="string" calcext:value-type="string">
            <text:p>PspPS2</text:p>
          </table:table-cell>
          <table:table-cell office:value-type="string" calcext:value-type="string">
            <text:p>PspPS2_5_RAD5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59:.G59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4A_1_RAD2</text:p>
          </table:table-cell>
          <table:table-cell office:value-type="string" calcext:value-type="string">
            <text:p>PspPS4</text:p>
          </table:table-cell>
          <table:table-cell office:value-type="string" calcext:value-type="string">
            <text:p>PspPS4A_1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60:.G60])" office:value-type="float" office:value="0.00000999999999995449" calcext:value-type="float">
            <text:p>9.99999999995449E-06</text:p>
          </table:table-cell>
          <table:table-cell table:formula="of:=AVERAGE([.E60:.E63])" office:value-type="float" office:value="0.00001" calcext:value-type="float">
            <text:p>1E-05</text:p>
          </table:table-cell>
          <table:table-cell table:formula="of:=AVERAGE([.F60:.F63])" office:value-type="float" office:value="0.99997" calcext:value-type="float">
            <text:p>0.99997</text:p>
          </table:table-cell>
          <table:table-cell table:formula="of:=AVERAGE([.G60:.G63])" office:value-type="float" office:value="0.00001" calcext:value-type="float">
            <text:p>1E-05</text:p>
          </table:table-cell>
          <table:table-cell table:formula="of:=AVERAGE([.H60:.H63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PS4A_2_RAD2</text:p>
          </table:table-cell>
          <table:table-cell office:value-type="string" calcext:value-type="string">
            <text:p>PspPS4</text:p>
          </table:table-cell>
          <table:table-cell office:value-type="string" calcext:value-type="string">
            <text:p>PspPS4A_2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61:.G61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4B_1_RAD2</text:p>
          </table:table-cell>
          <table:table-cell office:value-type="string" calcext:value-type="string">
            <text:p>PspPS4</text:p>
          </table:table-cell>
          <table:table-cell office:value-type="string" calcext:value-type="string">
            <text:p>PspPS4B_1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62:.G62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4B_2_RAD2</text:p>
          </table:table-cell>
          <table:table-cell office:value-type="string" calcext:value-type="string">
            <text:p>PspPS4</text:p>
          </table:table-cell>
          <table:table-cell office:value-type="string" calcext:value-type="string">
            <text:p>PspPS4B_2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63:.G63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GMS149_1_RAD2</text:p>
          </table:table-cell>
          <table:table-cell office:value-type="string" calcext:value-type="string">
            <text:p>PovaGMS149</text:p>
          </table:table-cell>
          <table:table-cell office:value-type="string" calcext:value-type="string">
            <text:p>PovaGMS149_1_RAD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64:.G64])" office:value-type="float" office:value="0.00000999999999995449" calcext:value-type="float">
            <text:p>9.99999999995449E-06</text:p>
          </table:table-cell>
          <table:table-cell table:formula="of:=AVERAGE([.E64:.E67])" office:value-type="float" office:value="0.05629325" calcext:value-type="float">
            <text:p>0.05629325</text:p>
          </table:table-cell>
          <table:table-cell table:formula="of:=AVERAGE([.F64:.F67])" office:value-type="float" office:value="0.00001" calcext:value-type="float">
            <text:p>1E-05</text:p>
          </table:table-cell>
          <table:table-cell table:formula="of:=AVERAGE([.G64:.G67])" office:value-type="float" office:value="0.94368675" calcext:value-type="float">
            <text:p>0.94368675</text:p>
          </table:table-cell>
          <table:table-cell table:formula="of:=AVERAGE([.H64:.H67])" office:value-type="float" office:value="0.00001000000000001" calcext:value-type="float">
            <text:p>1.000000000001E-05</text:p>
          </table:table-cell>
        </table:table-row>
        <table:table-row table:style-name="ro1">
          <table:table-cell office:value-type="string" calcext:value-type="string">
            <text:p>PovaGMS149_2_RAD3_2</text:p>
          </table:table-cell>
          <table:table-cell office:value-type="string" calcext:value-type="string">
            <text:p>PovaGMS149</text:p>
          </table:table-cell>
          <table:table-cell office:value-type="string" calcext:value-type="string">
            <text:p>PovaGMS149_2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65:.G65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GMS149_3_RAD9</text:p>
          </table:table-cell>
          <table:table-cell office:value-type="string" calcext:value-type="string">
            <text:p>PovaGMS149</text:p>
          </table:table-cell>
          <table:table-cell office:value-type="string" calcext:value-type="string">
            <text:p>PovaGMS149_3_RAD9</text:p>
          </table:table-cell>
          <table:table-cell office:value-type="string" calcext:value-type="string">
            <text:p>West</text:p>
          </table:table-cell>
          <table:table-cell office:value-type="float" office:value="0.147778" calcext:value-type="float">
            <text:p>0.14777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852202" calcext:value-type="float">
            <text:p>0.852202</text:p>
          </table:table-cell>
          <table:table-cell table:formula="of:=1-SUM([.E66:.G66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GMS149_4_RAD7</text:p>
          </table:table-cell>
          <table:table-cell office:value-type="string" calcext:value-type="string">
            <text:p>PovaGMS149</text:p>
          </table:table-cell>
          <table:table-cell office:value-type="string" calcext:value-type="string">
            <text:p>PovaGMS149_4_RAD7</text:p>
          </table:table-cell>
          <table:table-cell office:value-type="string" calcext:value-type="string">
            <text:p>West</text:p>
          </table:table-cell>
          <table:table-cell office:value-type="float" office:value="0.077375" calcext:value-type="float">
            <text:p>0.0773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22605" calcext:value-type="float">
            <text:p>0.922605</text:p>
          </table:table-cell>
          <table:table-cell table:formula="of:=1-SUM([.E67:.G67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2791_1_RAD8</text:p>
          </table:table-cell>
          <table:table-cell office:value-type="string" calcext:value-type="string">
            <text:p>Psp2791</text:p>
          </table:table-cell>
          <table:table-cell office:value-type="string" calcext:value-type="string">
            <text:p>Psp2791_1_RAD8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68:.G68])" office:value-type="float" office:value="0.00000999999999995449" calcext:value-type="float">
            <text:p>9.99999999995449E-06</text:p>
          </table:table-cell>
          <table:table-cell table:formula="of:=AVERAGE([.E68:.E71])" office:value-type="float" office:value="0.00001" calcext:value-type="float">
            <text:p>1E-05</text:p>
          </table:table-cell>
          <table:table-cell table:formula="of:=AVERAGE([.F68:.F71])" office:value-type="float" office:value="0.00001" calcext:value-type="float">
            <text:p>1E-05</text:p>
          </table:table-cell>
          <table:table-cell table:formula="of:=AVERAGE([.G68:.G71])" office:value-type="float" office:value="0.99997" calcext:value-type="float">
            <text:p>0.99997</text:p>
          </table:table-cell>
          <table:table-cell table:formula="of:=AVERAGE([.H68:.H71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2791_2_RAD7</text:p>
          </table:table-cell>
          <table:table-cell office:value-type="string" calcext:value-type="string">
            <text:p>Psp2791</text:p>
          </table:table-cell>
          <table:table-cell office:value-type="string" calcext:value-type="string">
            <text:p>Psp2791_2_RAD7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69:.G69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2791_3_RAD7</text:p>
          </table:table-cell>
          <table:table-cell office:value-type="string" calcext:value-type="string">
            <text:p>Psp2791</text:p>
          </table:table-cell>
          <table:table-cell office:value-type="string" calcext:value-type="string">
            <text:p>Psp2791_3_RAD7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0:.G70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2791_4_RAD8</text:p>
          </table:table-cell>
          <table:table-cell office:value-type="string" calcext:value-type="string">
            <text:p>Psp2791</text:p>
          </table:table-cell>
          <table:table-cell office:value-type="string" calcext:value-type="string">
            <text:p>Psp2791_4_RAD8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1:.G71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2_1_RAD1</text:p>
          </table:table-cell>
          <table:table-cell office:value-type="string" calcext:value-type="string">
            <text:p>PspGMS122</text:p>
          </table:table-cell>
          <table:table-cell office:value-type="string" calcext:value-type="string">
            <text:p>PspGMS122_1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2:.G72])" office:value-type="float" office:value="0.00000999999999995449" calcext:value-type="float">
            <text:p>9.99999999995449E-06</text:p>
          </table:table-cell>
          <table:table-cell table:formula="of:=AVERAGE([.E72:.E74])" office:value-type="float" office:value="0.00001" calcext:value-type="float">
            <text:p>1E-05</text:p>
          </table:table-cell>
          <table:table-cell table:formula="of:=AVERAGE([.F72:.F74])" office:value-type="float" office:value="0.0000103333333333333" calcext:value-type="float">
            <text:p>1.03333333333333E-05</text:p>
          </table:table-cell>
          <table:table-cell table:formula="of:=AVERAGE([.G72:.G74])" office:value-type="float" office:value="0.999969666666667" calcext:value-type="float">
            <text:p>0.999969666666667</text:p>
          </table:table-cell>
          <table:table-cell table:formula="of:=AVERAGE([.H72:.H74])" office:value-type="float" office:value="0.0000099999999999915" calcext:value-type="float">
            <text:p>9.9999999999915E-06</text:p>
          </table:table-cell>
        </table:table-row>
        <table:table-row table:style-name="ro1">
          <table:table-cell office:value-type="string" calcext:value-type="string">
            <text:p>PspGMS122_2_RAD3_2</text:p>
          </table:table-cell>
          <table:table-cell office:value-type="string" calcext:value-type="string">
            <text:p>PspGMS122</text:p>
          </table:table-cell>
          <table:table-cell office:value-type="string" calcext:value-type="string">
            <text:p>PspGMS122_2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3:.G73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2_3_RAD3_2</text:p>
          </table:table-cell>
          <table:table-cell office:value-type="string" calcext:value-type="string">
            <text:p>PspGMS122</text:p>
          </table:table-cell>
          <table:table-cell office:value-type="string" calcext:value-type="string">
            <text:p>PspGMS122_3_RAD3_2</text:p>
          </table:table-cell>
          <table:table-cell office:value-type="string" calcext:value-type="string">
            <text:p>West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999969" calcext:value-type="float">
            <text:p>0.999969</text:p>
          </table:table-cell>
          <table:table-cell table:formula="of:=1-SUM([.E74:.G74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4_1_RAD3_2</text:p>
          </table:table-cell>
          <table:table-cell office:value-type="string" calcext:value-type="string">
            <text:p>PspGMS124</text:p>
          </table:table-cell>
          <table:table-cell office:value-type="string" calcext:value-type="string">
            <text:p>PspGMS124_1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5:.G75])" office:value-type="float" office:value="0.00000999999999995449" calcext:value-type="float">
            <text:p>9.99999999995449E-06</text:p>
          </table:table-cell>
          <table:table-cell table:formula="of:=AVERAGE([.E75:.E78])" office:value-type="float" office:value="0.00001175" calcext:value-type="float">
            <text:p>1.175E-05</text:p>
          </table:table-cell>
          <table:table-cell table:formula="of:=AVERAGE([.F75:.F78])" office:value-type="float" office:value="0.00001" calcext:value-type="float">
            <text:p>1E-05</text:p>
          </table:table-cell>
          <table:table-cell table:formula="of:=AVERAGE([.G75:.G78])" office:value-type="float" office:value="0.99996825" calcext:value-type="float">
            <text:p>0.99996825</text:p>
          </table:table-cell>
          <table:table-cell table:formula="of:=AVERAGE([.H75:.H78])" office:value-type="float" office:value="0.00000999999999998225" calcext:value-type="float">
            <text:p>9.99999999998225E-06</text:p>
          </table:table-cell>
        </table:table-row>
        <table:table-row table:style-name="ro1">
          <table:table-cell office:value-type="string" calcext:value-type="string">
            <text:p>PspGMS124_2_RAD1</text:p>
          </table:table-cell>
          <table:table-cell office:value-type="string" calcext:value-type="string">
            <text:p>PspGMS124</text:p>
          </table:table-cell>
          <table:table-cell office:value-type="string" calcext:value-type="string">
            <text:p>PspGMS124_2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6:.G76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4_3_RAD3_2</text:p>
          </table:table-cell>
          <table:table-cell office:value-type="string" calcext:value-type="string">
            <text:p>PspGMS124</text:p>
          </table:table-cell>
          <table:table-cell office:value-type="string" calcext:value-type="string">
            <text:p>PspGMS124_3_RAD3_2</text:p>
          </table:table-cell>
          <table:table-cell office:value-type="string" calcext:value-type="string">
            <text:p>West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63" calcext:value-type="float">
            <text:p>0.999963</text:p>
          </table:table-cell>
          <table:table-cell table:formula="of:=1-SUM([.E77:.G77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4_4_RAD3_2</text:p>
          </table:table-cell>
          <table:table-cell office:value-type="string" calcext:value-type="string">
            <text:p>PspGMS124</text:p>
          </table:table-cell>
          <table:table-cell office:value-type="string" calcext:value-type="string">
            <text:p>PspGMS124_4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8:.G78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0_1_RAD1</text:p>
          </table:table-cell>
          <table:table-cell office:value-type="string" calcext:value-type="string">
            <text:p>PspGMS130</text:p>
          </table:table-cell>
          <table:table-cell office:value-type="string" calcext:value-type="string">
            <text:p>PspGMS130_1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9:.G79])" office:value-type="float" office:value="0.00000999999999995449" calcext:value-type="float">
            <text:p>9.99999999995449E-06</text:p>
          </table:table-cell>
          <table:table-cell table:formula="of:=AVERAGE([.E79:.E82])" office:value-type="float" office:value="0.00001" calcext:value-type="float">
            <text:p>1E-05</text:p>
          </table:table-cell>
          <table:table-cell table:formula="of:=AVERAGE([.F79:.F82])" office:value-type="float" office:value="0.00001" calcext:value-type="float">
            <text:p>1E-05</text:p>
          </table:table-cell>
          <table:table-cell table:formula="of:=AVERAGE([.G79:.G82])" office:value-type="float" office:value="0.99997" calcext:value-type="float">
            <text:p>0.99997</text:p>
          </table:table-cell>
          <table:table-cell table:formula="of:=AVERAGE([.H79:.H82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GMS130_3_RAD3_2</text:p>
          </table:table-cell>
          <table:table-cell office:value-type="string" calcext:value-type="string">
            <text:p>PspGMS130</text:p>
          </table:table-cell>
          <table:table-cell office:value-type="string" calcext:value-type="string">
            <text:p>PspGMS130_3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0:.G80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0_4_RAD1</text:p>
          </table:table-cell>
          <table:table-cell office:value-type="string" calcext:value-type="string">
            <text:p>PspGMS130</text:p>
          </table:table-cell>
          <table:table-cell office:value-type="string" calcext:value-type="string">
            <text:p>PspGMS130_4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1:.G81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0_5_RAD9</text:p>
          </table:table-cell>
          <table:table-cell office:value-type="string" calcext:value-type="string">
            <text:p>PspGMS130</text:p>
          </table:table-cell>
          <table:table-cell office:value-type="string" calcext:value-type="string">
            <text:p>PspGMS130_5_RAD9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2:.G82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8_1_RAD1</text:p>
          </table:table-cell>
          <table:table-cell office:value-type="string" calcext:value-type="string">
            <text:p>PspGMS138</text:p>
          </table:table-cell>
          <table:table-cell office:value-type="string" calcext:value-type="string">
            <text:p>PspGMS138_1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3:.G83])" office:value-type="float" office:value="0.00000999999999995449" calcext:value-type="float">
            <text:p>9.99999999995449E-06</text:p>
          </table:table-cell>
          <table:table-cell table:formula="of:=AVERAGE([.E83:.E86])" office:value-type="float" office:value="0.00001" calcext:value-type="float">
            <text:p>1E-05</text:p>
          </table:table-cell>
          <table:table-cell table:formula="of:=AVERAGE([.F83:.F86])" office:value-type="float" office:value="0.00001" calcext:value-type="float">
            <text:p>1E-05</text:p>
          </table:table-cell>
          <table:table-cell table:formula="of:=AVERAGE([.G83:.G86])" office:value-type="float" office:value="0.99997" calcext:value-type="float">
            <text:p>0.99997</text:p>
          </table:table-cell>
          <table:table-cell table:formula="of:=AVERAGE([.H83:.H86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GMS138_2_RAD3_2</text:p>
          </table:table-cell>
          <table:table-cell office:value-type="string" calcext:value-type="string">
            <text:p>PspGMS138</text:p>
          </table:table-cell>
          <table:table-cell office:value-type="string" calcext:value-type="string">
            <text:p>PspGMS138_2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4:.G84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8_3_RAD3_2</text:p>
          </table:table-cell>
          <table:table-cell office:value-type="string" calcext:value-type="string">
            <text:p>PspGMS138</text:p>
          </table:table-cell>
          <table:table-cell office:value-type="string" calcext:value-type="string">
            <text:p>PspGMS138_3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5:.G85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8_4_RAD3_2</text:p>
          </table:table-cell>
          <table:table-cell office:value-type="string" calcext:value-type="string">
            <text:p>PspGMS138</text:p>
          </table:table-cell>
          <table:table-cell office:value-type="string" calcext:value-type="string">
            <text:p>PspGMS138_4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6:.G86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969_2_RAD2</text:p>
          </table:table-cell>
          <table:table-cell office:value-type="string" calcext:value-type="string">
            <text:p>PspCP969</text:p>
          </table:table-cell>
          <table:table-cell office:value-type="string" calcext:value-type="string">
            <text:p>PspCP969_2_RAD2</text:p>
          </table:table-cell>
          <table:table-cell office:value-type="string" calcext:value-type="string">
            <text:p>Balk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65706" calcext:value-type="float">
            <text:p>0.065706</text:p>
          </table:table-cell>
          <table:table-cell office:value-type="float" office:value="0.00001" calcext:value-type="float">
            <text:p>1E-05</text:p>
          </table:table-cell>
          <table:table-cell table:formula="of:=1-SUM([.E87:.G87])" office:value-type="float" office:value="0.934274" calcext:value-type="float">
            <text:p>0.934274</text:p>
          </table:table-cell>
          <table:table-cell table:formula="of:=AVERAGE([.E87:.E90])" office:value-type="float" office:value="0.00001025" calcext:value-type="float">
            <text:p>1.025E-05</text:p>
          </table:table-cell>
          <table:table-cell table:formula="of:=AVERAGE([.F87:.F90])" office:value-type="float" office:value="0.016434" calcext:value-type="float">
            <text:p>0.016434</text:p>
          </table:table-cell>
          <table:table-cell table:formula="of:=AVERAGE([.G87:.G90])" office:value-type="float" office:value="0.00001" calcext:value-type="float">
            <text:p>1E-05</text:p>
          </table:table-cell>
          <table:table-cell table:formula="of:=AVERAGE([.H87:.H90])" office:value-type="float" office:value="0.98354575" calcext:value-type="float">
            <text:p>0.98354575</text:p>
          </table:table-cell>
        </table:table-row>
        <table:table-row table:style-name="ro1">
          <table:table-cell office:value-type="string" calcext:value-type="string">
            <text:p>PspCP969_3_RAD8</text:p>
          </table:table-cell>
          <table:table-cell office:value-type="string" calcext:value-type="string">
            <text:p>PspCP969</text:p>
          </table:table-cell>
          <table:table-cell office:value-type="string" calcext:value-type="string">
            <text:p>PspCP969_3_RAD8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88:.G88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969_4_RAD8</text:p>
          </table:table-cell>
          <table:table-cell office:value-type="string" calcext:value-type="string">
            <text:p>PspCP969</text:p>
          </table:table-cell>
          <table:table-cell office:value-type="string" calcext:value-type="string">
            <text:p>PspCP969_4_RAD8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89:.G89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969_5_RAD8</text:p>
          </table:table-cell>
          <table:table-cell office:value-type="string" calcext:value-type="string">
            <text:p>PspCP969</text:p>
          </table:table-cell>
          <table:table-cell office:value-type="string" calcext:value-type="string">
            <text:p>PspCP969_5_RAD8</text:p>
          </table:table-cell>
          <table:table-cell office:value-type="string" calcext:value-type="string">
            <text:p>Balk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90:.G90])" office:value-type="float" office:value="0.999969" calcext:value-type="float">
            <text:p>0.999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9_1_RAD6</text:p>
          </table:table-cell>
          <table:table-cell office:value-type="string" calcext:value-type="string">
            <text:p>PspD59</text:p>
          </table:table-cell>
          <table:table-cell office:value-type="string" calcext:value-type="string">
            <text:p>PspD59_1_RAD6</text:p>
          </table:table-cell>
          <table:table-cell office:value-type="string" calcext:value-type="string">
            <text:p>Balk</text:p>
          </table:table-cell>
          <table:table-cell office:value-type="float" office:value="0.266678" calcext:value-type="float">
            <text:p>0.266678</text:p>
          </table:table-cell>
          <table:table-cell office:value-type="float" office:value="0.172158" calcext:value-type="float">
            <text:p>0.172158</text:p>
          </table:table-cell>
          <table:table-cell office:value-type="float" office:value="0.00001" calcext:value-type="float">
            <text:p>1E-05</text:p>
          </table:table-cell>
          <table:table-cell table:formula="of:=1-SUM([.E91:.G91])" office:value-type="float" office:value="0.561154" calcext:value-type="float">
            <text:p>0.561154</text:p>
          </table:table-cell>
          <table:table-cell table:formula="of:=AVERAGE([.E91:.E94])" office:value-type="float" office:value="0.2768145" calcext:value-type="float">
            <text:p>0.2768145</text:p>
          </table:table-cell>
          <table:table-cell table:formula="of:=AVERAGE([.F91:.F94])" office:value-type="float" office:value="0.19681475" calcext:value-type="float">
            <text:p>0.19681475</text:p>
          </table:table-cell>
          <table:table-cell table:formula="of:=AVERAGE([.G91:.G94])" office:value-type="float" office:value="0.00001" calcext:value-type="float">
            <text:p>1E-05</text:p>
          </table:table-cell>
          <table:table-cell table:formula="of:=AVERAGE([.H91:.H94])" office:value-type="float" office:value="0.52636075" calcext:value-type="float">
            <text:p>0.52636075</text:p>
          </table:table-cell>
        </table:table-row>
        <table:table-row table:style-name="ro1">
          <table:table-cell office:value-type="string" calcext:value-type="string">
            <text:p>PspD59_2_RAD6</text:p>
          </table:table-cell>
          <table:table-cell office:value-type="string" calcext:value-type="string">
            <text:p>PspD59</text:p>
          </table:table-cell>
          <table:table-cell office:value-type="string" calcext:value-type="string">
            <text:p>PspD59_2_RAD6</text:p>
          </table:table-cell>
          <table:table-cell office:value-type="string" calcext:value-type="string">
            <text:p>Balk</text:p>
          </table:table-cell>
          <table:table-cell office:value-type="float" office:value="0.261964" calcext:value-type="float">
            <text:p>0.261964</text:p>
          </table:table-cell>
          <table:table-cell office:value-type="float" office:value="0.232972" calcext:value-type="float">
            <text:p>0.232972</text:p>
          </table:table-cell>
          <table:table-cell office:value-type="float" office:value="0.00001" calcext:value-type="float">
            <text:p>1E-05</text:p>
          </table:table-cell>
          <table:table-cell table:formula="of:=1-SUM([.E92:.G92])" office:value-type="float" office:value="0.505054" calcext:value-type="float">
            <text:p>0.505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9_3_RAD6</text:p>
          </table:table-cell>
          <table:table-cell office:value-type="string" calcext:value-type="string">
            <text:p>PspD59</text:p>
          </table:table-cell>
          <table:table-cell office:value-type="string" calcext:value-type="string">
            <text:p>PspD59_3_RAD6</text:p>
          </table:table-cell>
          <table:table-cell office:value-type="string" calcext:value-type="string">
            <text:p>Balk</text:p>
          </table:table-cell>
          <table:table-cell office:value-type="float" office:value="0.339313" calcext:value-type="float">
            <text:p>0.339313</text:p>
          </table:table-cell>
          <table:table-cell office:value-type="float" office:value="0.187133" calcext:value-type="float">
            <text:p>0.187133</text:p>
          </table:table-cell>
          <table:table-cell office:value-type="float" office:value="0.00001" calcext:value-type="float">
            <text:p>1E-05</text:p>
          </table:table-cell>
          <table:table-cell table:formula="of:=1-SUM([.E93:.G93])" office:value-type="float" office:value="0.473544" calcext:value-type="float">
            <text:p>0.473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9_4_RAD6</text:p>
          </table:table-cell>
          <table:table-cell office:value-type="string" calcext:value-type="string">
            <text:p>PspD59</text:p>
          </table:table-cell>
          <table:table-cell office:value-type="string" calcext:value-type="string">
            <text:p>PspD59_4_RAD6</text:p>
          </table:table-cell>
          <table:table-cell office:value-type="string" calcext:value-type="string">
            <text:p>Balk</text:p>
          </table:table-cell>
          <table:table-cell office:value-type="float" office:value="0.239303" calcext:value-type="float">
            <text:p>0.239303</text:p>
          </table:table-cell>
          <table:table-cell office:value-type="float" office:value="0.194996" calcext:value-type="float">
            <text:p>0.194996</text:p>
          </table:table-cell>
          <table:table-cell office:value-type="float" office:value="0.00001" calcext:value-type="float">
            <text:p>1E-05</text:p>
          </table:table-cell>
          <table:table-cell table:formula="of:=1-SUM([.E94:.G94])" office:value-type="float" office:value="0.565691" calcext:value-type="float">
            <text:p>0.565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3_1_RAD5</text:p>
          </table:table-cell>
          <table:table-cell office:value-type="string" calcext:value-type="string">
            <text:p>PspGMS163</text:p>
          </table:table-cell>
          <table:table-cell office:value-type="string" calcext:value-type="string">
            <text:p>PspGMS163_1_RAD5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5:.G95])" office:value-type="float" office:value="0.99997" calcext:value-type="float">
            <text:p>0.99997</text:p>
          </table:table-cell>
          <table:table-cell table:formula="of:=AVERAGE([.E95:.E98])" office:value-type="float" office:value="0.00001" calcext:value-type="float">
            <text:p>1E-05</text:p>
          </table:table-cell>
          <table:table-cell table:formula="of:=AVERAGE([.F95:.F98])" office:value-type="float" office:value="0.00001" calcext:value-type="float">
            <text:p>1E-05</text:p>
          </table:table-cell>
          <table:table-cell table:formula="of:=AVERAGE([.G95:.G98])" office:value-type="float" office:value="0.00001" calcext:value-type="float">
            <text:p>1E-05</text:p>
          </table:table-cell>
          <table:table-cell table:formula="of:=AVERAGE([.H95:.H98])" office:value-type="float" office:value="0.99997" calcext:value-type="float">
            <text:p>0.99997</text:p>
          </table:table-cell>
        </table:table-row>
        <table:table-row table:style-name="ro1">
          <table:table-cell office:value-type="string" calcext:value-type="string">
            <text:p>PspGMS163_3_RAD7</text:p>
          </table:table-cell>
          <table:table-cell office:value-type="string" calcext:value-type="string">
            <text:p>PspGMS163</text:p>
          </table:table-cell>
          <table:table-cell office:value-type="string" calcext:value-type="string">
            <text:p>PspGMS163_3_RAD7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6:.G96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3_4_RAD7</text:p>
          </table:table-cell>
          <table:table-cell office:value-type="string" calcext:value-type="string">
            <text:p>PspGMS163</text:p>
          </table:table-cell>
          <table:table-cell office:value-type="string" calcext:value-type="string">
            <text:p>PspGMS163_4_RAD7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7:.G97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3_5_RAD7</text:p>
          </table:table-cell>
          <table:table-cell office:value-type="string" calcext:value-type="string">
            <text:p>PspGMS163</text:p>
          </table:table-cell>
          <table:table-cell office:value-type="string" calcext:value-type="string">
            <text:p>PspGMS163_5_RAD7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8:.G98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6_1_3_RAD3_2</text:p>
          </table:table-cell>
          <table:table-cell office:value-type="string" calcext:value-type="string">
            <text:p>PspGMS166</text:p>
          </table:table-cell>
          <table:table-cell office:value-type="string" calcext:value-type="string">
            <text:p>PspGMS166_1_3_RAD3_2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9:.G99])" office:value-type="float" office:value="0.99997" calcext:value-type="float">
            <text:p>0.99997</text:p>
          </table:table-cell>
          <table:table-cell table:formula="of:=AVERAGE([.E99:.E102])" office:value-type="float" office:value="0.00001" calcext:value-type="float">
            <text:p>1E-05</text:p>
          </table:table-cell>
          <table:table-cell table:formula="of:=AVERAGE([.F99:.F102])" office:value-type="float" office:value="0.00001" calcext:value-type="float">
            <text:p>1E-05</text:p>
          </table:table-cell>
          <table:table-cell table:formula="of:=AVERAGE([.G99:.G102])" office:value-type="float" office:value="0.00001" calcext:value-type="float">
            <text:p>1E-05</text:p>
          </table:table-cell>
          <table:table-cell table:formula="of:=AVERAGE([.H99:.H102])" office:value-type="float" office:value="0.99997" calcext:value-type="float">
            <text:p>0.99997</text:p>
          </table:table-cell>
        </table:table-row>
        <table:table-row table:style-name="ro1">
          <table:table-cell office:value-type="string" calcext:value-type="string">
            <text:p>PspGMS166_1_4_RAD3_2</text:p>
          </table:table-cell>
          <table:table-cell office:value-type="string" calcext:value-type="string">
            <text:p>PspGMS166</text:p>
          </table:table-cell>
          <table:table-cell office:value-type="string" calcext:value-type="string">
            <text:p>PspGMS166_1_4_RAD3_2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0:.G100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6_1_5_RAD3_2</text:p>
          </table:table-cell>
          <table:table-cell office:value-type="string" calcext:value-type="string">
            <text:p>PspGMS166</text:p>
          </table:table-cell>
          <table:table-cell office:value-type="string" calcext:value-type="string">
            <text:p>PspGMS166_1_5_RAD3_2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1:.G101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6_2_2_RAD1</text:p>
          </table:table-cell>
          <table:table-cell office:value-type="string" calcext:value-type="string">
            <text:p>PspGMS166</text:p>
          </table:table-cell>
          <table:table-cell office:value-type="string" calcext:value-type="string">
            <text:p>PspGMS166_2_2_RAD1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2:.G102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28_1_RAD1</text:p>
          </table:table-cell>
          <table:table-cell office:value-type="string" calcext:value-type="string">
            <text:p>PspGMS228</text:p>
          </table:table-cell>
          <table:table-cell office:value-type="string" calcext:value-type="string">
            <text:p>PspGMS228_1_RAD1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3:.G103])" office:value-type="float" office:value="0.99997" calcext:value-type="float">
            <text:p>0.99997</text:p>
          </table:table-cell>
          <table:table-cell table:formula="of:=AVERAGE([.E103:.E106])" office:value-type="float" office:value="0.03557725" calcext:value-type="float">
            <text:p>0.03557725</text:p>
          </table:table-cell>
          <table:table-cell table:formula="of:=AVERAGE([.F103:.F106])" office:value-type="float" office:value="0.00001" calcext:value-type="float">
            <text:p>1E-05</text:p>
          </table:table-cell>
          <table:table-cell table:formula="of:=AVERAGE([.G103:.G106])" office:value-type="float" office:value="0.00001" calcext:value-type="float">
            <text:p>1E-05</text:p>
          </table:table-cell>
          <table:table-cell table:formula="of:=AVERAGE([.H103:.H106])" office:value-type="float" office:value="0.96440275" calcext:value-type="float">
            <text:p>0.96440275</text:p>
          </table:table-cell>
        </table:table-row>
        <table:table-row table:style-name="ro1">
          <table:table-cell office:value-type="string" calcext:value-type="string">
            <text:p>PspGMS228_2_RAD4_2</text:p>
          </table:table-cell>
          <table:table-cell office:value-type="string" calcext:value-type="string">
            <text:p>PspGMS228</text:p>
          </table:table-cell>
          <table:table-cell office:value-type="string" calcext:value-type="string">
            <text:p>PspGMS228_2_RAD4_2</text:p>
          </table:table-cell>
          <table:table-cell office:value-type="string" calcext:value-type="string">
            <text:p>Balk</text:p>
          </table:table-cell>
          <table:table-cell office:value-type="float" office:value="0.031388" calcext:value-type="float">
            <text:p>0.031388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04:.G104])" office:value-type="float" office:value="0.968592" calcext:value-type="float">
            <text:p>0.968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28_4_RAD4_2</text:p>
          </table:table-cell>
          <table:table-cell office:value-type="string" calcext:value-type="string">
            <text:p>PspGMS228</text:p>
          </table:table-cell>
          <table:table-cell office:value-type="string" calcext:value-type="string">
            <text:p>PspGMS228_4_RAD4_2</text:p>
          </table:table-cell>
          <table:table-cell office:value-type="string" calcext:value-type="string">
            <text:p>Balk</text:p>
          </table:table-cell>
          <table:table-cell office:value-type="float" office:value="0.110901" calcext:value-type="float">
            <text:p>0.110901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05:.G105])" office:value-type="float" office:value="0.889079" calcext:value-type="float">
            <text:p>0.889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28_5_RAD4_2</text:p>
          </table:table-cell>
          <table:table-cell office:value-type="string" calcext:value-type="string">
            <text:p>PspGMS228</text:p>
          </table:table-cell>
          <table:table-cell office:value-type="string" calcext:value-type="string">
            <text:p>PspGMS228_5_RAD4_2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6:.G106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35_1_RAD1</text:p>
          </table:table-cell>
          <table:table-cell office:value-type="string" calcext:value-type="string">
            <text:p>PspGMS235</text:p>
          </table:table-cell>
          <table:table-cell office:value-type="string" calcext:value-type="string">
            <text:p>PspGMS235_1_RAD1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7:.G107])" office:value-type="float" office:value="0.99997" calcext:value-type="float">
            <text:p>0.99997</text:p>
          </table:table-cell>
          <table:table-cell table:formula="of:=AVERAGE([.E107:.E110])" office:value-type="float" office:value="0.02804125" calcext:value-type="float">
            <text:p>0.02804125</text:p>
          </table:table-cell>
          <table:table-cell table:formula="of:=AVERAGE([.F107:.F110])" office:value-type="float" office:value="0.014214" calcext:value-type="float">
            <text:p>0.014214</text:p>
          </table:table-cell>
          <table:table-cell table:formula="of:=AVERAGE([.G107:.G110])" office:value-type="float" office:value="0.0175545" calcext:value-type="float">
            <text:p>0.0175545</text:p>
          </table:table-cell>
          <table:table-cell table:formula="of:=AVERAGE([.H107:.H110])" office:value-type="float" office:value="0.94019025" calcext:value-type="float">
            <text:p>0.94019025</text:p>
          </table:table-cell>
        </table:table-row>
        <table:table-row table:style-name="ro1">
          <table:table-cell office:value-type="string" calcext:value-type="string">
            <text:p>PspGMS235_2_RAD6</text:p>
          </table:table-cell>
          <table:table-cell office:value-type="string" calcext:value-type="string">
            <text:p>PspGMS235</text:p>
          </table:table-cell>
          <table:table-cell office:value-type="string" calcext:value-type="string">
            <text:p>PspGMS235_2_RAD6</text:p>
          </table:table-cell>
          <table:table-cell office:value-type="string" calcext:value-type="string">
            <text:p>Balk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070188" calcext:value-type="float">
            <text:p>0.070188</text:p>
          </table:table-cell>
          <table:table-cell table:formula="of:=1-SUM([.E108:.G108])" office:value-type="float" office:value="0.929792" calcext:value-type="float">
            <text:p>0.92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35_3_RAD9</text:p>
          </table:table-cell>
          <table:table-cell office:value-type="string" calcext:value-type="string">
            <text:p>PspGMS235</text:p>
          </table:table-cell>
          <table:table-cell office:value-type="string" calcext:value-type="string">
            <text:p>PspGMS235_3_RAD9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9:.G109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35_4_RAD6</text:p>
          </table:table-cell>
          <table:table-cell office:value-type="string" calcext:value-type="string">
            <text:p>PspGMS235</text:p>
          </table:table-cell>
          <table:table-cell office:value-type="string" calcext:value-type="string">
            <text:p>PspGMS235_4_RAD6</text:p>
          </table:table-cell>
          <table:table-cell office:value-type="string" calcext:value-type="string">
            <text:p>Balk</text:p>
          </table:table-cell>
          <table:table-cell office:value-type="float" office:value="0.112135" calcext:value-type="float">
            <text:p>0.112135</text:p>
          </table:table-cell>
          <table:table-cell office:value-type="float" office:value="0.056826" calcext:value-type="float">
            <text:p>0.056826</text:p>
          </table:table-cell>
          <table:table-cell office:value-type="float" office:value="0.00001" calcext:value-type="float">
            <text:p>1E-05</text:p>
          </table:table-cell>
          <table:table-cell table:formula="of:=1-SUM([.E110:.G110])" office:value-type="float" office:value="0.831029" calcext:value-type="float">
            <text:p>0.831029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spD37</text:p>
          </table:table-cell>
          <table:table-cell office:value-type="string" calcext:value-type="string">
            <text:p>Carp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74</text:p>
          </table:table-cell>
          <table:table-cell office:value-type="string" calcext:value-type="string">
            <text:p>Carp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720514" calcext:value-type="float">
            <text:p>0.720514</text:p>
          </table:table-cell>
          <table:table-cell table:style-name="Default" office:value-type="float" office:value="0.02024375" calcext:value-type="float">
            <text:p>0.02024375</text:p>
          </table:table-cell>
          <table:table-cell table:style-name="Default" office:value-type="float" office:value="0.25923225" calcext:value-type="float">
            <text:p>0.25923225</text:p>
          </table:table-cell>
        </table:table-row>
        <table:table-row table:style-name="ro1">
          <table:table-cell office:value-type="string" calcext:value-type="string">
            <text:p>PspGMS244</text:p>
          </table:table-cell>
          <table:table-cell office:value-type="string" calcext:value-type="string">
            <text:p>Carp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88215" calcext:value-type="float">
            <text:p>0.88215</text:p>
          </table:table-cell>
          <table:table-cell table:style-name="Default" office:value-type="float" office:value="0.01806625" calcext:value-type="float">
            <text:p>0.01806625</text:p>
          </table:table-cell>
          <table:table-cell table:style-name="Default" office:value-type="float" office:value="0.09977375" calcext:value-type="float">
            <text:p>0.09977375</text:p>
          </table:table-cell>
        </table:table-row>
        <table:table-row table:style-name="ro1">
          <table:table-cell office:value-type="string" calcext:value-type="string">
            <text:p>PspPS2</text:p>
          </table:table-cell>
          <table:table-cell office:value-type="string" calcext:value-type="string">
            <text:p>Carp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PS4</text:p>
          </table:table-cell>
          <table:table-cell office:value-type="string" calcext:value-type="string">
            <text:p>Carp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2791</text:p>
          </table:table-cell>
          <table:table-cell office:value-type="string" calcext:value-type="string">
            <text:p>West</text:p>
          </table:table-cell>
          <table:table-cell table:number-columns-repeated="2" table:style-name="ce1"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22</text:p>
          </table:table-cell>
          <table:table-cell office:value-type="string" calcext:value-type="string">
            <text:p>West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103333333333333" calcext:value-type="float">
            <text:p>1.03E-05</text:p>
          </table:table-cell>
          <table:table-cell table:style-name="Default" office:value-type="float" office:value="0.999969666666667" calcext:value-type="float">
            <text:p>0.999969666666667</text:p>
          </table:table-cell>
          <table:table-cell office:value-type="float" office:value="0.0000099999999999915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30</text:p>
          </table:table-cell>
          <table:table-cell office:value-type="string" calcext:value-type="string">
            <text:p>West</text:p>
          </table:table-cell>
          <table:table-cell table:number-columns-repeated="2" table:style-name="ce1"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38</text:p>
          </table:table-cell>
          <table:table-cell office:value-type="string" calcext:value-type="string">
            <text:p>West</text:p>
          </table:table-cell>
          <table:table-cell table:number-columns-repeated="2" table:style-name="ce1"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63</text:p>
          </table:table-cell>
          <table:table-cell office:value-type="string" calcext:value-type="string">
            <text:p>Balk</text:p>
          </table:table-cell>
          <table:table-cell table:number-columns-repeated="2" table:style-name="ce1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</table:table-row>
        <table:table-row table:style-name="ro1">
          <table:table-cell office:value-type="string" calcext:value-type="string">
            <text:p>PspGMS166</text:p>
          </table:table-cell>
          <table:table-cell office:value-type="string" calcext:value-type="string">
            <text:p>Balk</text:p>
          </table:table-cell>
          <table:table-cell table:number-columns-repeated="2" table:style-name="ce1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</table:table-row>
        <table:table-row table:style-name="ro1">
          <table:table-cell office:value-type="string" calcext:value-type="string">
            <text:p>PspCP969</text:p>
          </table:table-cell>
          <table:table-cell office:value-type="string" calcext:value-type="string">
            <text:p>Balk</text:p>
          </table:table-cell>
          <table:table-cell table:style-name="ce1" office:value-type="float" office:value="0.00001025" calcext:value-type="float">
            <text:p>1.03E-05</text:p>
          </table:table-cell>
          <table:table-cell office:value-type="float" office:value="0.016434" calcext:value-type="float">
            <text:p>0.016434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8354575" calcext:value-type="float">
            <text:p>0.98354575</text:p>
          </table:table-cell>
        </table:table-row>
        <table:table-row table:style-name="ro1">
          <table:table-cell office:value-type="string" calcext:value-type="string">
            <text:p>PspGMS124</text:p>
          </table:table-cell>
          <table:table-cell office:value-type="string" calcext:value-type="string">
            <text:p>West</text:p>
          </table:table-cell>
          <table:table-cell table:style-name="ce1" office:value-type="float" office:value="0.00001175" calcext:value-type="float">
            <text:p>1.18E-05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Default" office:value-type="float" office:value="0.99996825" calcext:value-type="float">
            <text:p>0.99996825</text:p>
          </table:table-cell>
          <table:table-cell office:value-type="float" office:value="0.00000999999999998225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14</text:p>
          </table:table-cell>
          <table:table-cell office:value-type="string" calcext:value-type="string">
            <text:p>Carp</text:p>
          </table:table-cell>
          <table:table-cell office:value-type="float" office:value="0.00084125" calcext:value-type="float">
            <text:p>0.00084125</text:p>
          </table:table-cell>
          <table:table-cell office:value-type="float" office:value="0.95538975" calcext:value-type="float">
            <text:p>0.95538975</text:p>
          </table:table-cell>
          <table:table-cell table:style-name="Default" office:value-type="float" office:value="0.043759" calcext:value-type="float">
            <text:p>0.043759</text:p>
          </table:table-cell>
          <table:table-cell office:value-type="float" office:value="0.000010000000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235</text:p>
          </table:table-cell>
          <table:table-cell office:value-type="string" calcext:value-type="string">
            <text:p>Balk</text:p>
          </table:table-cell>
          <table:table-cell office:value-type="float" office:value="0.02804125" calcext:value-type="float">
            <text:p>0.02804125</text:p>
          </table:table-cell>
          <table:table-cell office:value-type="float" office:value="0.014214" calcext:value-type="float">
            <text:p>0.014214</text:p>
          </table:table-cell>
          <table:table-cell table:style-name="Default" office:value-type="float" office:value="0.0175545" calcext:value-type="float">
            <text:p>0.0175545</text:p>
          </table:table-cell>
          <table:table-cell table:style-name="Default" office:value-type="float" office:value="0.94019025" calcext:value-type="float">
            <text:p>0.94019025</text:p>
          </table:table-cell>
        </table:table-row>
        <table:table-row table:style-name="ro1">
          <table:table-cell office:value-type="string" calcext:value-type="string">
            <text:p>PspGMS228</text:p>
          </table:table-cell>
          <table:table-cell office:value-type="string" calcext:value-type="string">
            <text:p>Balk</text:p>
          </table:table-cell>
          <table:table-cell office:value-type="float" office:value="0.03557725" calcext:value-type="float">
            <text:p>0.03557725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6440275" calcext:value-type="float">
            <text:p>0.96440275</text:p>
          </table:table-cell>
        </table:table-row>
        <table:table-row table:style-name="ro1">
          <table:table-cell office:value-type="string" calcext:value-type="string">
            <text:p>PovaGMS149</text:p>
          </table:table-cell>
          <table:table-cell office:value-type="string" calcext:value-type="string">
            <text:p>West</text:p>
          </table:table-cell>
          <table:table-cell office:value-type="float" office:value="0.05629325" calcext:value-type="float">
            <text:p>0.05629325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Default" office:value-type="float" office:value="0.94368675" calcext:value-type="float">
            <text:p>0.94368675</text:p>
          </table:table-cell>
          <table:table-cell office:value-type="float" office:value="0.000010000000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59</text:p>
          </table:table-cell>
          <table:table-cell office:value-type="string" calcext:value-type="string">
            <text:p>Balk</text:p>
          </table:table-cell>
          <table:table-cell office:value-type="float" office:value="0.2768145" calcext:value-type="float">
            <text:p>0.2768145</text:p>
          </table:table-cell>
          <table:table-cell office:value-type="float" office:value="0.19681475" calcext:value-type="float">
            <text:p>0.1968147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52636075" calcext:value-type="float">
            <text:p>0.52636075</text:p>
          </table:table-cell>
        </table:table-row>
        <table:table-row table:style-name="ro1">
          <table:table-cell office:value-type="string" calcext:value-type="string">
            <text:p>PspGMS241</text:p>
          </table:table-cell>
          <table:table-cell office:value-type="string" calcext:value-type="string">
            <text:p>Apen</text:p>
          </table:table-cell>
          <table:table-cell office:value-type="float" office:value="0.538948" calcext:value-type="float">
            <text:p>0.538948</text:p>
          </table:table-cell>
          <table:table-cell office:value-type="float" office:value="0.27155825" calcext:value-type="float">
            <text:p>0.2715582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18948375" calcext:value-type="float">
            <text:p>0.18948375</text:p>
          </table:table-cell>
        </table:table-row>
        <table:table-row table:style-name="ro1">
          <table:table-cell office:value-type="string" calcext:value-type="string">
            <text:p>PspD16</text:p>
          </table:table-cell>
          <table:table-cell office:value-type="string" calcext:value-type="string">
            <text:p>Apen</text:p>
          </table:table-cell>
          <table:table-cell office:value-type="float" office:value="0.7957635" calcext:value-type="float">
            <text:p>0.7957635</text:p>
          </table:table-cell>
          <table:table-cell office:value-type="float" office:value="0.176863" calcext:value-type="float">
            <text:p>0.176863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0273635" calcext:value-type="float">
            <text:p>0.0273635</text:p>
          </table:table-cell>
        </table:table-row>
        <table:table-row table:style-name="ro1">
          <table:table-cell office:value-type="string" calcext:value-type="string">
            <text:p>PspGMS159</text:p>
          </table:table-cell>
          <table:table-cell office:value-type="string" calcext:value-type="string">
            <text:p>Apen</text:p>
          </table:table-cell>
          <table:table-cell office:value-type="float" office:value="0.82050025" calcext:value-type="float">
            <text:p>0.82050025</text:p>
          </table:table-cell>
          <table:table-cell office:value-type="float" office:value="0.17947975" calcext:value-type="float">
            <text:p>0.17947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00000000000655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58</text:p>
          </table:table-cell>
          <table:table-cell office:value-type="string" calcext:value-type="string">
            <text:p>Apen</text:p>
          </table:table-cell>
          <table:table-cell office:value-type="float" office:value="0.851277" calcext:value-type="float">
            <text:p>0.851277</text:p>
          </table:table-cell>
          <table:table-cell office:value-type="float" office:value="0.10866125" calcext:value-type="float">
            <text:p>0.10866125</text:p>
          </table:table-cell>
          <table:table-cell table:style-name="Default" office:value-type="float" office:value="0.04005125" calcext:value-type="float">
            <text:p>0.04005125</text:p>
          </table:table-cell>
          <table:table-cell office:value-type="float" office:value="0.0000105000000000244" calcext:value-type="float">
            <text:p>1.05E-05</text:p>
          </table:table-cell>
        </table:table-row>
        <table:table-row table:style-name="ro1">
          <table:table-cell office:value-type="string" calcext:value-type="string">
            <text:p>PspGMS213</text:p>
          </table:table-cell>
          <table:table-cell office:value-type="string" calcext:value-type="string">
            <text:p>Apen</text:p>
          </table:table-cell>
          <table:table-cell office:value-type="float" office:value="0.947369" calcext:value-type="float">
            <text:p>0.947369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Default" office:value-type="float" office:value="0.052611" calcext:value-type="float">
            <text:p>0.052611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54</text:p>
          </table:table-cell>
          <table:table-cell office:value-type="string" calcext:value-type="string">
            <text:p>Apen</text:p>
          </table:table-cell>
          <table:table-cell office:value-type="float" office:value="0.9842915" calcext:value-type="float">
            <text:p>0.9842915</text:p>
          </table:table-cell>
          <table:table-cell office:value-type="float" office:value="0.0156885" calcext:value-type="float">
            <text:p>0.015688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00000000000378" calcext:value-type="float">
            <text:p>1.00E-05</text:p>
          </table:table-cell>
        </table:table-row>
        <table:table-row table:style-name="ro1">
          <table:table-cell office:value-type="string" calcext:value-type="string">
            <text:p>PovaCP423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84347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CP5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84347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1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84347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56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84347" calcext:value-type="float">
            <text:p>1.00E-05</text:p>
          </table:table-cell>
        </table:table-row>
      </table:table>
      <table:named-expressions/>
      <table:database-ranges>
        <table:database-range table:name="__Anonymous_Sheet_DB__1" table:target-range-address="Sheet2.A1:Sheet2.F1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3:41:48.975966274</meta:creation-date>
    <dc:date>2020-07-24T14:22:29.627991016</dc:date>
    <meta:editing-duration>PT15M59S</meta:editing-duration>
    <meta:editing-cycles>1</meta:editing-cycles>
    <meta:document-statistic meta:table-count="2" meta:cell-count="1160" meta:object-count="0"/>
    <meta:generator>LibreOffice/6.0.7.3$Linux_X86_64 LibreOffice_project/00m0$Build-3</meta:generator>
  </office:meta>
</office:document-meta>
</file>